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Lite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ensus2011.co.in/census/city/365-mumbai.html" xlink:type="simple">Mumba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2442373" calcext:value-type="float">
            <text:p>12442373</text:p>
          </table:table-cell>
          <table:table-cell office:value-type="float" office:value="89.73" calcext:value-type="float">
            <text:p>89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ensus2011.co.in/census/city/49-delhi.html" xlink:type="simple">Delhi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1034555" calcext:value-type="float">
            <text:p>11034555</text:p>
          </table:table-cell>
          <table:table-cell office:value-type="float" office:value="87.59" calcext:value-type="float">
            <text:p>87.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census2011.co.in/census/city/448-bangalore.html" xlink:type="simple">Bangalore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8443675" calcext:value-type="float">
            <text:p>8443675</text:p>
          </table:table-cell>
          <table:table-cell office:value-type="float" office:value="88.71" calcext:value-type="float">
            <text:p>88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census2011.co.in/census/city/392-hyderabad.html" xlink:type="simple">Hyderabad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6731790" calcext:value-type="float">
            <text:p>6731790</text:p>
          </table:table-cell>
          <table:table-cell office:value-type="float" office:value="83.26" calcext:value-type="float">
            <text:p>83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census2011.co.in/census/city/314-ahmedabad.html" xlink:type="simple">Ahmedabad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5577940" calcext:value-type="float">
            <text:p>5577940</text:p>
          </table:table-cell>
          <table:table-cell office:value-type="float" office:value="88.29" calcext:value-type="float">
            <text:p>88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census2011.co.in/census/city/463-chennai.html" xlink:type="simple">Chenna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4646732" calcext:value-type="float">
            <text:p>4646732</text:p>
          </table:table-cell>
          <table:table-cell office:value-type="float" office:value="90.18" calcext:value-type="float">
            <text:p>90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census2011.co.in/census/city/215-kolkata.html" xlink:type="simple">Kolkat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4496694" calcext:value-type="float">
            <text:p>4496694</text:p>
          </table:table-cell>
          <table:table-cell office:value-type="float" office:value="86.31" calcext:value-type="float">
            <text:p>86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census2011.co.in/census/city/343-surat.html" xlink:type="simple">Surat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4467797" calcext:value-type="float">
            <text:p>4467797</text:p>
          </table:table-cell>
          <table:table-cell office:value-type="float" office:value="87.89" calcext:value-type="float">
            <text:p>87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census2011.co.in/census/city/375-pune.html" xlink:type="simple">Pune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3124458" calcext:value-type="float">
            <text:p>3124458</text:p>
          </table:table-cell>
          <table:table-cell office:value-type="float" office:value="89.56" calcext:value-type="float">
            <text:p>89.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census2011.co.in/census/city/77-jaipur.html" xlink:type="simple">Jaip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3046163" calcext:value-type="float">
            <text:p>3046163</text:p>
          </table:table-cell>
          <table:table-cell office:value-type="float" office:value="83.33" calcext:value-type="float">
            <text:p>83.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census2011.co.in/census/city/127-lucknow.html" xlink:type="simple">Lucknow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817105" calcext:value-type="float">
            <text:p>2817105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census2011.co.in/census/city/131-kanpur.html" xlink:type="simple">Kan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765348" calcext:value-type="float">
            <text:p>2765348</text:p>
          </table:table-cell>
          <table:table-cell office:value-type="float" office:value="82.42" calcext:value-type="float">
            <text:p>82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census2011.co.in/census/city/353-nagpur.html" xlink:type="simple">Nagpu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2405665" calcext:value-type="float">
            <text:p>2405665</text:p>
          </table:table-cell>
          <table:table-cell office:value-type="float" office:value="91.92" calcext:value-type="float">
            <text:p>91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census2011.co.in/census/city/299-indore.html" xlink:type="simple">Indore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964086" calcext:value-type="float">
            <text:p>1964086</text:p>
          </table:table-cell>
          <table:table-cell office:value-type="float" office:value="85.87" calcext:value-type="float">
            <text:p>85.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census2011.co.in/census/city/367-thane.html" xlink:type="simple">Thane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841488" calcext:value-type="float">
            <text:p>1841488</text:p>
          </table:table-cell>
          <table:table-cell office:value-type="float" office:value="89.41" calcext:value-type="float">
            <text:p>89.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census2011.co.in/census/city/302-bhopal.html" xlink:type="simple">Bhopal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798218" calcext:value-type="float">
            <text:p>1798218</text:p>
          </table:table-cell>
          <table:table-cell office:value-type="float" office:value="83.47" calcext:value-type="float">
            <text:p>83.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census2011.co.in/census/city/402-visakhapatnam.html" xlink:type="simple">Visakhapatn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728128" calcext:value-type="float">
            <text:p>1728128</text:p>
          </table:table-cell>
          <table:table-cell office:value-type="float" office:value="81.79" calcext:value-type="float">
            <text:p>81.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census2011.co.in/census/city/376-pimpri-and-chinchwad.html" xlink:type="simple">Pimpri and Chinchwad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727692" calcext:value-type="float">
            <text:p>1727692</text:p>
          </table:table-cell>
          <table:table-cell office:value-type="float" office:value="89.22" calcext:value-type="float">
            <text:p>89.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census2011.co.in/census/city/174-patna.html" xlink:type="simple">Patna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684222" calcext:value-type="float">
            <text:p>1684222</text:p>
          </table:table-cell>
          <table:table-cell office:value-type="float" office:value="83.37" calcext:value-type="float">
            <text:p>83.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census2011.co.in/census/city/338-vadodara.html" xlink:type="simple">Vadodara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670806" calcext:value-type="float">
            <text:p>1670806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census2011.co.in/census/city/105-ghaziabad.html" xlink:type="simple">Ghaziabad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648643" calcext:value-type="float">
            <text:p>1648643</text:p>
          </table:table-cell>
          <table:table-cell office:value-type="float" office:value="84.78" calcext:value-type="float">
            <text:p>84.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census2011.co.in/census/city/11-ludhiana.html" xlink:type="simple">Ludhian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618879" calcext:value-type="float">
            <text:p>1618879</text:p>
          </table:table-cell>
          <table:table-cell office:value-type="float" office:value="85.77" calcext:value-type="float">
            <text:p>85.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census2011.co.in/census/city/115-agra.html" xlink:type="simple">Agr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585704" calcext:value-type="float">
            <text:p>1585704</text:p>
          </table:table-cell>
          <table:table-cell office:value-type="float" office:value="73.11" calcext:value-type="float">
            <text:p>73.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census2011.co.in/census/city/361-nashik.html" xlink:type="simple">Nashik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486053" calcext:value-type="float">
            <text:p>1486053</text:p>
          </table:table-cell>
          <table:table-cell office:value-type="float" office:value="89.85" calcext:value-type="float">
            <text:p>89.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census2011.co.in/census/city/47-faridabad.html" xlink:type="simple">Faridabad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414050" calcext:value-type="float">
            <text:p>1414050</text:p>
          </table:table-cell>
          <table:table-cell office:value-type="float" office:value="83.83" calcext:value-type="float">
            <text:p>83.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census2011.co.in/census/city/101-meerut.html" xlink:type="simple">Meerut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305429" calcext:value-type="float">
            <text:p>1305429</text:p>
          </table:table-cell>
          <table:table-cell office:value-type="float" office:value="75.66" calcext:value-type="float">
            <text:p>75.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census2011.co.in/census/city/325-rajkot.html" xlink:type="simple">Rajkot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286678" calcext:value-type="float">
            <text:p>1286678</text:p>
          </table:table-cell>
          <table:table-cell office:value-type="float" office:value="87.8" calcext:value-type="float">
            <text:p>87.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census2011.co.in/census/city/369-kalyan-and-dombivali.html" xlink:type="simple">Kalyan and Dombival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247327" calcext:value-type="float">
            <text:p>1247327</text:p>
          </table:table-cell>
          <table:table-cell office:value-type="float" office:value="91.37" calcext:value-type="float">
            <text:p>91.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census2011.co.in/census/city/363-vasai-virar.html" xlink:type="simple">Vasai Vira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222390" calcext:value-type="float">
            <text:p>1222390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census2011.co.in/census/city/153-varanasi.html" xlink:type="simple">Varanas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98491" calcext:value-type="float">
            <text:p>1198491</text:p>
          </table:table-cell>
          <table:table-cell office:value-type="float" office:value="79.27" calcext:value-type="float">
            <text:p>79.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www.census2011.co.in/census/city/1-srinagar.html" xlink:type="simple">Srinagar</text:a></text:p>
          </table:table-cell>
          <table:table-cell office:value-type="string" calcext:value-type="string">
            <text:p><text:a xlink:href="https://www.census2011.co.in/census/state/jammu+and+kashmir.html" xlink:type="simple">Jammu and Kashmir</text:a></text:p>
          </table:table-cell>
          <table:table-cell office:value-type="float" office:value="1180570" calcext:value-type="float">
            <text:p>1180570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census2011.co.in/census/city/360-aurangabad.html" xlink:type="simple">Aurangabad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175116" calcext:value-type="float">
            <text:p>1175116</text:p>
          </table:table-cell>
          <table:table-cell office:value-type="float" office:value="87.49" calcext:value-type="float">
            <text:p>87.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www.census2011.co.in/census/city/255-dhanbad.html" xlink:type="simple">Dhanbad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1162472" calcext:value-type="float">
            <text:p>1162472</text:p>
          </table:table-cell>
          <table:table-cell office:value-type="float" office:value="79.47" calcext:value-type="float">
            <text:p>79.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www.census2011.co.in/census/city/18-amritsar.html" xlink:type="simple">Amritsar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132383" calcext:value-type="float">
            <text:p>1132383</text:p>
          </table:table-cell>
          <table:table-cell office:value-type="float" office:value="84.19" calcext:value-type="float">
            <text:p>84.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ww.census2011.co.in/census/city/368-navi-mumbai.html" xlink:type="simple">Navi Mumba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120547" calcext:value-type="float">
            <text:p>1120547</text:p>
          </table:table-cell>
          <table:table-cell office:value-type="float" office:value="89.62" calcext:value-type="float">
            <text:p>89.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census2011.co.in/census/city/138-allahabad.html" xlink:type="simple">Allahabad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12544" calcext:value-type="float">
            <text:p>1112544</text:p>
          </table:table-cell>
          <table:table-cell office:value-type="float" office:value="84.76" calcext:value-type="float">
            <text:p>84.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www.census2011.co.in/census/city/246-haora.html" xlink:type="simple">Haor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077075" calcext:value-type="float">
            <text:p>1077075</text:p>
          </table:table-cell>
          <table:table-cell office:value-type="float" office:value="88.71" calcext:value-type="float">
            <text:p>88.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www.census2011.co.in/census/city/261-ranchi.html" xlink:type="simple">Ranchi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1073427" calcext:value-type="float">
            <text:p>1073427</text:p>
          </table:table-cell>
          <table:table-cell office:value-type="float" office:value="87.37" calcext:value-type="float">
            <text:p>87.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www.census2011.co.in/census/city/284-gwalior.html" xlink:type="simple">Gwalior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69276" calcext:value-type="float">
            <text:p>1069276</text:p>
          </table:table-cell>
          <table:table-cell office:value-type="float" office:value="84.14" calcext:value-type="float">
            <text:p>84.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ww.census2011.co.in/census/city/307-jabalpur.html" xlink:type="simple">Jabalpur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55525" calcext:value-type="float">
            <text:p>1055525</text:p>
          </table:table-cell>
          <table:table-cell office:value-type="float" office:value="87.39" calcext:value-type="float">
            <text:p>87.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census2011.co.in/census/city/492-coimbatore.html" xlink:type="simple">Coimbatore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050721" calcext:value-type="float">
            <text:p>1050721</text:p>
          </table:table-cell>
          <table:table-cell office:value-type="float" office:value="91.3" calcext:value-type="float">
            <text:p>91.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www.census2011.co.in/census/city/408-vijayawada.html" xlink:type="simple">Vijayawada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034358" calcext:value-type="float">
            <text:p>1034358</text:p>
          </table:table-cell>
          <table:table-cell office:value-type="float" office:value="81.24" calcext:value-type="float">
            <text:p>81.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www.census2011.co.in/census/city/80-jodhpur.html" xlink:type="simple">Jodhp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033756" calcext:value-type="float">
            <text:p>1033756</text:p>
          </table:table-cell>
          <table:table-cell office:value-type="float" office:value="80.81" calcext:value-type="float">
            <text:p>80.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www.census2011.co.in/census/city/486-madurai.html" xlink:type="simple">Madura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017865" calcext:value-type="float">
            <text:p>1017865</text:p>
          </table:table-cell>
          <table:table-cell office:value-type="float" office:value="90.91" calcext:value-type="float">
            <text:p>90.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ww.census2011.co.in/census/city/280-raipur.html" xlink:type="simple">Raipur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1010433" calcext:value-type="float">
            <text:p>1010433</text:p>
          </table:table-cell>
          <table:table-cell office:value-type="float" office:value="85.95" calcext:value-type="float">
            <text:p>85.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www.census2011.co.in/census/city/90-kota.html" xlink:type="simple">Kota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001694" calcext:value-type="float">
            <text:p>1001694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www.census2011.co.in/census/city/22-chandigarh.html" xlink:type="simple">Chandigarh</text:a></text:p>
          </table:table-cell>
          <table:table-cell office:value-type="string" calcext:value-type="string">
            <text:p><text:a xlink:href="https://www.census2011.co.in/census/state/chandigarh.html" xlink:type="simple">Chandigarh</text:a></text:p>
          </table:table-cell>
          <table:table-cell office:value-type="float" office:value="961587" calcext:value-type="float">
            <text:p>961587</text:p>
          </table:table-cell>
          <table:table-cell office:value-type="float" office:value="86.42" calcext:value-type="float">
            <text:p>86.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www.census2011.co.in/census/city/191-guwahati.html" xlink:type="simple">Guwahati</text:a></text:p>
          </table:table-cell>
          <table:table-cell office:value-type="string" calcext:value-type="string">
            <text:p><text:a xlink:href="https://www.census2011.co.in/census/state/assam.html" xlink:type="simple">Assam</text:a></text:p>
          </table:table-cell>
          <table:table-cell office:value-type="float" office:value="957352" calcext:value-type="float">
            <text:p>957352</text:p>
          </table:table-cell>
          <table:table-cell office:value-type="float" office:value="91.47" calcext:value-type="float">
            <text:p>91.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www.census2011.co.in/census/city/383-solapur.html" xlink:type="simple">Solapu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951558" calcext:value-type="float">
            <text:p>951558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census2011.co.in/census/city/437-hubli-and-dharwad-.html" xlink:type="simple">Hubli and Dharwad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943788" calcext:value-type="float">
            <text:p>943788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www.census2011.co.in/census/city/120-bareilly.html" xlink:type="simple">Bareilly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903668" calcext:value-type="float">
            <text:p>903668</text:p>
          </table:table-cell>
          <table:table-cell office:value-type="float" office:value="68.25" calcext:value-type="float">
            <text:p>68.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www.census2011.co.in/census/city/452-mysore.html" xlink:type="simple">Mysore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893062" calcext:value-type="float">
            <text:p>893062</text:p>
          </table:table-cell>
          <table:table-cell office:value-type="float" office:value="87.67" calcext:value-type="float">
            <text:p>87.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www.census2011.co.in/census/city/96-moradabad.html" xlink:type="simple">Moradabad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887871" calcext:value-type="float">
            <text:p>887871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www.census2011.co.in/census/city/46-gurgaon.html" xlink:type="simple">Gurgaon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876969" calcext:value-type="float">
            <text:p>876969</text:p>
          </table:table-cell>
          <table:table-cell office:value-type="float" office:value="87.52" calcext:value-type="float">
            <text:p>87.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www.census2011.co.in/census/city/112-aligarh.html" xlink:type="simple">Aligarh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874408" calcext:value-type="float">
            <text:p>874408</text:p>
          </table:table-cell>
          <table:table-cell office:value-type="float" office:value="68.52" calcext:value-type="float">
            <text:p>68.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www.census2011.co.in/census/city/8-jalandhar.html" xlink:type="simple">Jalandhar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862886" calcext:value-type="float">
            <text:p>862886</text:p>
          </table:table-cell>
          <table:table-cell office:value-type="float" office:value="86.22" calcext:value-type="float">
            <text:p>86.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www.census2011.co.in/census/city/478-tiruchirappalli.html" xlink:type="simple">Tiruchirappall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847387" calcext:value-type="float">
            <text:p>847387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www.census2011.co.in/census/city/270-bhubaneswar.html" xlink:type="simple">Bhubaneswar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843402" calcext:value-type="float">
            <text:p>843402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www.census2011.co.in/census/city/475-salem.html" xlink:type="simple">Sale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829267" calcext:value-type="float">
            <text:p>829267</text:p>
          </table:table-cell>
          <table:table-cell office:value-type="float" office:value="84.42" calcext:value-type="float">
            <text:p>84.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census2011.co.in/census/city/366-mira-and-bhayander.html" xlink:type="simple">Mira and Bhayande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809378" calcext:value-type="float">
            <text:p>809378</text:p>
          </table:table-cell>
          <table:table-cell office:value-type="float" office:value="90.98" calcext:value-type="float">
            <text:p>90.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www.census2011.co.in/census/city/462-thiruvananthapuram.html" xlink:type="simple">Thiruvananthapuram</text:a></text:p>
          </table:table-cell>
          <table:table-cell office:value-type="string" calcext:value-type="string">
            <text:p><text:a xlink:href="https://www.census2011.co.in/census/state/kerala.html" xlink:type="simple">Kerala</text:a></text:p>
          </table:table-cell>
          <table:table-cell office:value-type="float" office:value="743691" calcext:value-type="float">
            <text:p>743691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www.census2011.co.in/census/city/364-bhiwandi.html" xlink:type="simple">Bhiwand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709665" calcext:value-type="float">
            <text:p>709665</text:p>
          </table:table-cell>
          <table:table-cell office:value-type="float" office:value="79.48" calcext:value-type="float">
            <text:p>79.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www.census2011.co.in/census/city/93-saharanpur.html" xlink:type="simple">Saharan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705478" calcext:value-type="float">
            <text:p>705478</text:p>
          </table:table-cell>
          <table:table-cell office:value-type="float" office:value="76.32" calcext:value-type="float">
            <text:p>76.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www.census2011.co.in/census/city/145-gorakhpur.html" xlink:type="simple">Gorakh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673446" calcext:value-type="float">
            <text:p>673446</text:p>
          </table:table-cell>
          <table:table-cell office:value-type="float" office:value="83.91" calcext:value-type="float">
            <text:p>83.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ww.census2011.co.in/census/city/412-guntur.html" xlink:type="simple">Guntur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647508" calcext:value-type="float">
            <text:p>647508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www.census2011.co.in/census/city/350-amravati.html" xlink:type="simple">Amravat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647057" calcext:value-type="float">
            <text:p>647057</text:p>
          </table:table-cell>
          <table:table-cell office:value-type="float" office:value="92.07" calcext:value-type="float">
            <text:p>92.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www.census2011.co.in/census/city/66-bikaner.html" xlink:type="simple">Bikane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644406" calcext:value-type="float">
            <text:p>644406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www.census2011.co.in/census/city/108-noida.html" xlink:type="simple">Noid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637272" calcext:value-type="float">
            <text:p>637272</text:p>
          </table:table-cell>
          <table:table-cell office:value-type="float" office:value="86.53" calcext:value-type="float">
            <text:p>86.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www.census2011.co.in/census/city/258-jamshedpur.html" xlink:type="simple">Jamshedpur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631364" calcext:value-type="float">
            <text:p>631364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www.census2011.co.in/census/city/279-bhilai-nagar.html" xlink:type="simple">Bhilai Nagar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625700" calcext:value-type="float">
            <text:p>625700</text:p>
          </table:table-cell>
          <table:table-cell office:value-type="float" office:value="86.63" calcext:value-type="float">
            <text:p>86.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www.census2011.co.in/census/city/398-warangal.html" xlink:type="simple">Warangal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615998" calcext:value-type="float">
            <text:p>615998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www.census2011.co.in/census/city/269-cuttack.html" xlink:type="simple">Cuttack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610189" calcext:value-type="float">
            <text:p>61018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www.census2011.co.in/census/city/116-firozabad.html" xlink:type="simple">Firozabad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604214" calcext:value-type="float">
            <text:p>604214</text:p>
          </table:table-cell>
          <table:table-cell office:value-type="float" office:value="66.32" calcext:value-type="float">
            <text:p>66.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www.census2011.co.in/census/city/459-kochi.html" xlink:type="simple">Kochi</text:a></text:p>
          </table:table-cell>
          <table:table-cell office:value-type="string" calcext:value-type="string">
            <text:p><text:a xlink:href="https://www.census2011.co.in/census/state/kerala.html" xlink:type="simple">Kerala</text:a></text:p>
          </table:table-cell>
          <table:table-cell office:value-type="float" office:value="602046" calcext:value-type="float">
            <text:p>602046</text:p>
          </table:table-cell>
          <table:table-cell office:value-type="float" office:value="97.36" calcext:value-type="float">
            <text:p>97.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ww.census2011.co.in/census/city/333-bhavnagar.html" xlink:type="simple">Bhavnagar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593368" calcext:value-type="float">
            <text:p>593368</text:p>
          </table:table-cell>
          <table:table-cell office:value-type="float" office:value="84.7" calcext:value-type="float">
            <text:p>84.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www.census2011.co.in/census/city/23-dehradun.html" xlink:type="simple">Dehradun</text:a></text:p>
          </table:table-cell>
          <table:table-cell office:value-type="string" calcext:value-type="string">
            <text:p><text:a xlink:href="https://www.census2011.co.in/census/state/uttarakhand.html" xlink:type="simple">Uttarakhand</text:a></text:p>
          </table:table-cell>
          <table:table-cell office:value-type="float" office:value="569578" calcext:value-type="float">
            <text:p>569578</text:p>
          </table:table-cell>
          <table:table-cell office:value-type="float" office:value="88.36" calcext:value-type="float">
            <text:p>88.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www.census2011.co.in/census/city/204-durgapur.html" xlink:type="simple">Durga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566517" calcext:value-type="float">
            <text:p>566517</text:p>
          </table:table-cell>
          <table:table-cell office:value-type="float" office:value="86.02" calcext:value-type="float">
            <text:p>86.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www.census2011.co.in/census/city/200-asansol.html" xlink:type="simple">Asansol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563917" calcext:value-type="float">
            <text:p>563917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www.census2011.co.in/census/city/357-nanded-waghala.html" xlink:type="simple">Nanded Waghala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550439" calcext:value-type="float">
            <text:p>550439</text:p>
          </table:table-cell>
          <table:table-cell office:value-type="float" office:value="85.93" calcext:value-type="float">
            <text:p>85.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ww.census2011.co.in/census/city/386-kolapur.html" xlink:type="simple">Kolapu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549236" calcext:value-type="float">
            <text:p>549236</text:p>
          </table:table-cell>
          <table:table-cell office:value-type="float" office:value="90.61" calcext:value-type="float">
            <text:p>90.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www.census2011.co.in/census/city/82-ajmer.html" xlink:type="simple">Ajme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542321" calcext:value-type="float">
            <text:p>542321</text:p>
          </table:table-cell>
          <table:table-cell office:value-type="float" office:value="86.52" calcext:value-type="float">
            <text:p>86.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www.census2011.co.in/census/city/453-gulbarga.html" xlink:type="simple">Gulbarga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533587" calcext:value-type="float">
            <text:p>533587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www.census2011.co.in/census/city/104-loni.html" xlink:type="simple">Lon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516082" calcext:value-type="float">
            <text:p>516082</text:p>
          </table:table-cell>
          <table:table-cell office:value-type="float" office:value="72.14" calcext:value-type="float">
            <text:p>72.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www.census2011.co.in/census/city/296-ujjain.html" xlink:type="simple">Ujjain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515215" calcext:value-type="float">
            <text:p>515215</text:p>
          </table:table-cell>
          <table:table-cell office:value-type="float" office:value="84.43" calcext:value-type="float">
            <text:p>84.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www.census2011.co.in/census/city/192-siliguri.html" xlink:type="simple">Siligur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513264" calcext:value-type="float">
            <text:p>513264</text:p>
          </table:table-cell>
          <table:table-cell office:value-type="float" office:value="85.91" calcext:value-type="float">
            <text:p>85.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www.census2011.co.in/census/city/370-ulhasnagar.html" xlink:type="simple">Ulhasnaga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506098" calcext:value-type="float">
            <text:p>506098</text:p>
          </table:table-cell>
          <table:table-cell office:value-type="float" office:value="87.49" calcext:value-type="float">
            <text:p>87.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www.census2011.co.in/census/city/134-jhansi.html" xlink:type="simple">Jhans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505693" calcext:value-type="float">
            <text:p>505693</text:p>
          </table:table-cell>
          <table:table-cell office:value-type="float" office:value="83.02" calcext:value-type="float">
            <text:p>83.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www.census2011.co.in/census/city/387-sangli-miraj-kupwad.html" xlink:type="simple">Sangli Miraj Kupwad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502793" calcext:value-type="float">
            <text:p>502793</text:p>
          </table:table-cell>
          <table:table-cell office:value-type="float" office:value="85.91" calcext:value-type="float">
            <text:p>85.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www.census2011.co.in/census/city/3-jammu.html" xlink:type="simple">Jammu</text:a></text:p>
          </table:table-cell>
          <table:table-cell office:value-type="string" calcext:value-type="string">
            <text:p><text:a xlink:href="https://www.census2011.co.in/census/state/jammu+and+kashmir.html" xlink:type="simple">Jammu and Kashmir</text:a></text:p>
          </table:table-cell>
          <table:table-cell office:value-type="float" office:value="502197" calcext:value-type="float">
            <text:p>502197</text:p>
          </table:table-cell>
          <table:table-cell office:value-type="float" office:value="90.14" calcext:value-type="float">
            <text:p>90.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ww.census2011.co.in/census/city/416-nellore.html" xlink:type="simple">Nellore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499575" calcext:value-type="float">
            <text:p>499575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www.census2011.co.in/census/city/451-mangalore.html" xlink:type="simple">Mangalore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488968" calcext:value-type="float">
            <text:p>488968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www.census2011.co.in/census/city/430-belgaum.html" xlink:type="simple">Belgaum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488157" calcext:value-type="float">
            <text:p>488157</text:p>
          </table:table-cell>
          <table:table-cell office:value-type="float" office:value="89.82" calcext:value-type="float">
            <text:p>89.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www.census2011.co.in/census/city/328-jamnagar.html" xlink:type="simple">Jamnagar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479920" calcext:value-type="float">
            <text:p>479920</text:p>
          </table:table-cell>
          <table:table-cell office:value-type="float" office:value="82.14" calcext:value-type="float">
            <text:p>82.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www.census2011.co.in/census/city/489-tirunelveli.html" xlink:type="simple">Tirunelvel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473637" calcext:value-type="float">
            <text:p>473637</text:p>
          </table:table-cell>
          <table:table-cell office:value-type="float" office:value="90.39" calcext:value-type="float">
            <text:p>90.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www.census2011.co.in/census/city/362-malegaon.html" xlink:type="simple">Malegaon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471312" calcext:value-type="float">
            <text:p>471312</text:p>
          </table:table-cell>
          <table:table-cell office:value-type="float" office:value="87.61" calcext:value-type="float">
            <text:p>87.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www.census2011.co.in/census/city/181-gaya.html" xlink:type="simple">Gaya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468614" calcext:value-type="float">
            <text:p>468614</text:p>
          </table:table-cell>
          <table:table-cell office:value-type="float" office:value="81.63" calcext:value-type="float">
            <text:p>81.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www.census2011.co.in/census/city/467-ambattur.html" xlink:type="simple">Ambattur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466205" calcext:value-type="float">
            <text:p>466205</text:p>
          </table:table-cell>
          <table:table-cell office:value-type="float" office:value="92.19" calcext:value-type="float">
            <text:p>92.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www.census2011.co.in/census/city/346-jalgaon.html" xlink:type="simple">Jalgaon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460228" calcext:value-type="float">
            <text:p>460228</text:p>
          </table:table-cell>
          <table:table-cell office:value-type="float" office:value="87.28" calcext:value-type="float">
            <text:p>87.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www.census2011.co.in/census/city/92-udaipur.html" xlink:type="simple">Udaip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451100" calcext:value-type="float">
            <text:p>451100</text:p>
          </table:table-cell>
          <table:table-cell office:value-type="float" office:value="89.66" calcext:value-type="float">
            <text:p>89.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ww.census2011.co.in/census/city/248-maheshtala.html" xlink:type="simple">Maheshtal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448317" calcext:value-type="float">
            <text:p>448317</text:p>
          </table:table-cell>
          <table:table-cell office:value-type="float" office:value="82.03" calcext:value-type="float">
            <text:p>82.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www.census2011.co.in/census/city/494-tiruppur.html" xlink:type="simple">Tiruppur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444352" calcext:value-type="float">
            <text:p>444352</text:p>
          </table:table-cell>
          <table:table-cell office:value-type="float" office:value="87.81" calcext:value-type="float">
            <text:p>87.8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www.census2011.co.in/census/city/442-davanagere.html" xlink:type="simple">Davanagere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434971" calcext:value-type="float">
            <text:p>434971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www.census2011.co.in/census/city/456-kozhikode.html" xlink:type="simple">Kozhikode</text:a></text:p>
          </table:table-cell>
          <table:table-cell office:value-type="string" calcext:value-type="string">
            <text:p><text:a xlink:href="https://www.census2011.co.in/census/state/kerala.html" xlink:type="simple">Kerala</text:a></text:p>
          </table:table-cell>
          <table:table-cell office:value-type="float" office:value="431560" calcext:value-type="float">
            <text:p>431560</text:p>
          </table:table-cell>
          <table:table-cell office:value-type="float" office:value="96.53" calcext:value-type="float">
            <text:p>96.5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www.census2011.co.in/census/city/419-kurnool.html" xlink:type="simple">Kurnool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430214" calcext:value-type="float">
            <text:p>430214</text:p>
          </table:table-cell>
          <table:table-cell office:value-type="float" office:value="77.06" calcext:value-type="float">
            <text:p>77.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www.census2011.co.in/census/city/348-akola.html" xlink:type="simple">Akola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425817" calcext:value-type="float">
            <text:p>425817</text:p>
          </table:table-cell>
          <table:table-cell office:value-type="float" office:value="91.91" calcext:value-type="float">
            <text:p>91.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www.census2011.co.in/census/city/249-rajpur-sonarpur.html" xlink:type="simple">Rajpur Sonar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424368" calcext:value-type="float">
            <text:p>424368</text:p>
          </table:table-cell>
          <table:table-cell office:value-type="float" office:value="90.14" calcext:value-type="float">
            <text:p>90.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www.census2011.co.in/census/city/256-bokaro-steel.html" xlink:type="simple">Bokaro Steel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414820" calcext:value-type="float">
            <text:p>414820</text:p>
          </table:table-cell>
          <table:table-cell office:value-type="float" office:value="83.47" calcext:value-type="float">
            <text:p>83.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www.census2011.co.in/census/city/440-bellary.html" xlink:type="simple">Bellary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410445" calcext:value-type="float">
            <text:p>410445</text:p>
          </table:table-cell>
          <table:table-cell office:value-type="float" office:value="78.38" calcext:value-type="float">
            <text:p>78.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www.census2011.co.in/census/city/17-patiala.html" xlink:type="simple">Patial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406192" calcext:value-type="float">
            <text:p>406192</text:p>
          </table:table-cell>
          <table:table-cell office:value-type="float" office:value="85.78" calcext:value-type="float">
            <text:p>85.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www.census2011.co.in/census/city/231-south-dum-dum.html" xlink:type="simple">South Dum Dum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403316" calcext:value-type="float">
            <text:p>403316</text:p>
          </table:table-cell>
          <table:table-cell office:value-type="float" office:value="92.09" calcext:value-type="float">
            <text:p>92.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www.census2011.co.in/census/city/217-rajarhat-gopalpur.html" xlink:type="simple">Rajarhat Gopal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402844" calcext:value-type="float">
            <text:p>402844</text:p>
          </table:table-cell>
          <table:table-cell office:value-type="float" office:value="89.69" calcext:value-type="float">
            <text:p>89.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www.census2011.co.in/census/city/170-bhagalpur.html" xlink:type="simple">Bhagalpur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400146" calcext:value-type="float">
            <text:p>400146</text:p>
          </table:table-cell>
          <table:table-cell office:value-type="float" office:value="79.26" calcext:value-type="float">
            <text:p>79.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www.census2011.co.in/census/city/186-agartala.html" xlink:type="simple">Agartala</text:a></text:p>
          </table:table-cell>
          <table:table-cell office:value-type="string" calcext:value-type="string">
            <text:p><text:a xlink:href="https://www.census2011.co.in/census/state/tripura.html" xlink:type="simple">Tripura</text:a></text:p>
          </table:table-cell>
          <table:table-cell office:value-type="float" office:value="400004" calcext:value-type="float">
            <text:p>400004</text:p>
          </table:table-cell>
          <table:table-cell office:value-type="float" office:value="94.45" calcext:value-type="float">
            <text:p>94.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www.census2011.co.in/census/city/95-muzaffarnagar.html" xlink:type="simple">Muzaffarnaga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392768" calcext:value-type="float">
            <text:p>392768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www.census2011.co.in/census/city/223-bhatpara.html" xlink:type="simple">Bhatpar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383762" calcext:value-type="float">
            <text:p>383762</text:p>
          </table:table-cell>
          <table:table-cell office:value-type="float" office:value="84.74" calcext:value-type="float">
            <text:p>84.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www.census2011.co.in/census/city/379-latur.html" xlink:type="simple">Latu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382940" calcext:value-type="float">
            <text:p>382940</text:p>
          </table:table-cell>
          <table:table-cell office:value-type="float" office:value="84.22" calcext:value-type="float">
            <text:p>84.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www.census2011.co.in/census/city/228-panihati.html" xlink:type="simple">Panihat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377347" calcext:value-type="float">
            <text:p>377347</text:p>
          </table:table-cell>
          <table:table-cell office:value-type="float" office:value="91.92" calcext:value-type="float">
            <text:p>91.9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www.census2011.co.in/census/city/345-dhule.html" xlink:type="simple">Dhule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375559" calcext:value-type="float">
            <text:p>375559</text:p>
          </table:table-cell>
          <table:table-cell office:value-type="float" office:value="87.86" calcext:value-type="float">
            <text:p>87.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www.census2011.co.in/census/city/43-rohtak.html" xlink:type="simple">Rohtak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374292" calcext:value-type="float">
            <text:p>374292</text:p>
          </table:table-cell>
          <table:table-cell office:value-type="float" office:value="85.7" calcext:value-type="float">
            <text:p>85.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ww.census2011.co.in/census/city/275-korba.html" xlink:type="simple">Korba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363390" calcext:value-type="float">
            <text:p>363390</text:p>
          </table:table-cell>
          <table:table-cell office:value-type="float" office:value="83.38" calcext:value-type="float">
            <text:p>83.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www.census2011.co.in/census/city/87-bhilwara.html" xlink:type="simple">Bhilwara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359483" calcext:value-type="float">
            <text:p>359483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www.census2011.co.in/census/city/272-brahmapur-town.html" xlink:type="simple">Brahmapur Town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356598" calcext:value-type="float">
            <text:p>356598</text:p>
          </table:table-cell>
          <table:table-cell office:value-type="float" office:value="89.26" calcext:value-type="float">
            <text:p>89.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www.census2011.co.in/census/city/165-muzaffarpur.html" xlink:type="simple">Muzaffarpur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354462" calcext:value-type="float">
            <text:p>354462</text:p>
          </table:table-cell>
          <table:table-cell office:value-type="float" office:value="83.07" calcext:value-type="float">
            <text:p>83.0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www.census2011.co.in/census/city/377-ahmadnagar.html" xlink:type="simple">Ahmadnaga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350859" calcext:value-type="float">
            <text:p>350859</text:p>
          </table:table-cell>
          <table:table-cell office:value-type="float" office:value="89.79" calcext:value-type="float">
            <text:p>89.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www.census2011.co.in/census/city/114-mathura.html" xlink:type="simple">Mathur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349909" calcext:value-type="float">
            <text:p>349909</text:p>
          </table:table-cell>
          <table:table-cell office:value-type="float" office:value="74.97" calcext:value-type="float">
            <text:p>74.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www.census2011.co.in/census/city/461-kollam.html" xlink:type="simple">Kollam</text:a></text:p>
          </table:table-cell>
          <table:table-cell office:value-type="string" calcext:value-type="string">
            <text:p><text:a xlink:href="https://www.census2011.co.in/census/state/kerala.html" xlink:type="simple">Kerala</text:a></text:p>
          </table:table-cell>
          <table:table-cell office:value-type="float" office:value="348657" calcext:value-type="float">
            <text:p>348657</text:p>
          </table:table-cell>
          <table:table-cell office:value-type="float" office:value="94.12" calcext:value-type="float">
            <text:p>94.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www.census2011.co.in/census/city/464-avadi.html" xlink:type="simple">Avad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345996" calcext:value-type="float">
            <text:p>345996</text:p>
          </table:table-cell>
          <table:table-cell office:value-type="float" office:value="91.28" calcext:value-type="float">
            <text:p>91.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www.census2011.co.in/census/city/418-kadapa.html" xlink:type="simple">Kadapa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343054" calcext:value-type="float">
            <text:p>343054</text:p>
          </table:table-cell>
          <table:table-cell office:value-type="float" office:value="78.66" calcext:value-type="float">
            <text:p>78.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www.census2011.co.in/census/city/403-rajahmundry.html" xlink:type="simple">Rajahmundry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341831" calcext:value-type="float">
            <text:p>341831</text:p>
          </table:table-cell>
          <table:table-cell office:value-type="float" office:value="84.12" calcext:value-type="float">
            <text:p>84.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www.census2011.co.in/census/city/276-bilaspur.html" xlink:type="simple">Bilaspur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331030" calcext:value-type="float">
            <text:p>331030</text:p>
          </table:table-cell>
          <table:table-cell office:value-type="float" office:value="88.13" calcext:value-type="float">
            <text:p>88.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www.census2011.co.in/census/city/229-kamarhati.html" xlink:type="simple">Kamarhat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330211" calcext:value-type="float">
            <text:p>330211</text:p>
          </table:table-cell>
          <table:table-cell office:value-type="float" office:value="87.67" calcext:value-type="float">
            <text:p>87.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www.census2011.co.in/census/city/122-shahjahanpur.html" xlink:type="simple">Shahjahan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329736" calcext:value-type="float">
            <text:p>329736</text:p>
          </table:table-cell>
          <table:table-cell office:value-type="float" office:value="67.25" calcext:value-type="float">
            <text:p>67.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www.census2011.co.in/census/city/432-bijapur.html" xlink:type="simple">Bijapur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327427" calcext:value-type="float">
            <text:p>327427</text:p>
          </table:table-cell>
          <table:table-cell office:value-type="float" office:value="83.21" calcext:value-type="float">
            <text:p>83.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www.census2011.co.in/census/city/99-rampur.html" xlink:type="simple">Ram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325313" calcext:value-type="float">
            <text:p>325313</text:p>
          </table:table-cell>
          <table:table-cell office:value-type="float" office:value="59.47" calcext:value-type="float">
            <text:p>59.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www.census2011.co.in/census/city/443-shimoga.html" xlink:type="simple">Shimoga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322650" calcext:value-type="float">
            <text:p>322650</text:p>
          </table:table-cell>
          <table:table-cell office:value-type="float" office:value="87.78" calcext:value-type="float">
            <text:p>87.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www.census2011.co.in/census/city/355-chandrapur.html" xlink:type="simple">Chandrapu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320379" calcext:value-type="float">
            <text:p>320379</text:p>
          </table:table-cell>
          <table:table-cell office:value-type="float" office:value="89.42" calcext:value-type="float">
            <text:p>89.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www.census2011.co.in/census/city/331-junagadh.html" xlink:type="simple">Junagadh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319462" calcext:value-type="float">
            <text:p>3194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www.census2011.co.in/census/city/458-thrissur.html" xlink:type="simple">Thrissur</text:a></text:p>
          </table:table-cell>
          <table:table-cell office:value-type="string" calcext:value-type="string">
            <text:p><text:a xlink:href="https://www.census2011.co.in/census/state/kerala.html" xlink:type="simple">Kerala</text:a></text:p>
          </table:table-cell>
          <table:table-cell office:value-type="float" office:value="315957" calcext:value-type="float">
            <text:p>315957</text:p>
          </table:table-cell>
          <table:table-cell office:value-type="float" office:value="97.06" calcext:value-type="float">
            <text:p>97.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www.census2011.co.in/census/city/70-alwar.html" xlink:type="simple">Alwa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315379" calcext:value-type="float">
            <text:p>315379</text:p>
          </table:table-cell>
          <table:table-cell office:value-type="float" office:value="85.95" calcext:value-type="float">
            <text:p>85.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www.census2011.co.in/census/city/205-barddhaman.html" xlink:type="simple">Barddhaman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314265" calcext:value-type="float">
            <text:p>314265</text:p>
          </table:table-cell>
          <table:table-cell office:value-type="float" office:value="88.31" calcext:value-type="float">
            <text:p>88.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www.census2011.co.in/census/city/201-kulti.html" xlink:type="simple">Kult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313809" calcext:value-type="float">
            <text:p>313809</text:p>
          </table:table-cell>
          <table:table-cell office:value-type="float" office:value="75.41" calcext:value-type="float">
            <text:p>75.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www.census2011.co.in/census/city/404-kakinada.html" xlink:type="simple">Kakinada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312538" calcext:value-type="float">
            <text:p>31253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www.census2011.co.in/census/city/389-nizamabad.html" xlink:type="simple">Nizamabad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311152" calcext:value-type="float">
            <text:p>311152</text:p>
          </table:table-cell>
          <table:table-cell office:value-type="float" office:value="78.52" calcext:value-type="float">
            <text:p>78.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www.census2011.co.in/census/city/358-parbhani.html" xlink:type="simple">Parbhan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307170" calcext:value-type="float">
            <text:p>307170</text:p>
          </table:table-cell>
          <table:table-cell office:value-type="float" office:value="81.62" calcext:value-type="float">
            <text:p>81.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www.census2011.co.in/census/city/447-tumkur.html" xlink:type="simple">Tumkur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302143" calcext:value-type="float">
            <text:p>302143</text:p>
          </table:table-cell>
          <table:table-cell office:value-type="float" office:value="88.91" calcext:value-type="float">
            <text:p>88.9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www.census2011.co.in/census/city/41-hisar.html" xlink:type="simple">Hisar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301383" calcext:value-type="float">
            <text:p>301383</text:p>
          </table:table-cell>
          <table:table-cell office:value-type="float" office:value="84.65" calcext:value-type="float">
            <text:p>84.6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www.census2011.co.in/census/city/496-ozhukarai.html" xlink:type="simple">Ozhukarai</text:a></text:p>
          </table:table-cell>
          <table:table-cell office:value-type="string" calcext:value-type="string">
            <text:p><text:a xlink:href="https://www.census2011.co.in/census/state/puducherry.html" xlink:type="simple">Puducherry</text:a></text:p>
          </table:table-cell>
          <table:table-cell office:value-type="float" office:value="300104" calcext:value-type="float">
            <text:p>300104</text:p>
          </table:table-cell>
          <table:table-cell office:value-type="float" office:value="89.35" calcext:value-type="float">
            <text:p>89.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www.census2011.co.in/census/city/173-biharsharif.html" xlink:type="simple">Biharsharif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97268" calcext:value-type="float">
            <text:p>297268</text:p>
          </table:table-cell>
          <table:table-cell office:value-type="float" office:value="75.3" calcext:value-type="float">
            <text:p>75.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www.census2011.co.in/census/city/164-darbhanga.html" xlink:type="simple">Darbhanga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96039" calcext:value-type="float">
            <text:p>296039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www.census2011.co.in/census/city/37-panipat.html" xlink:type="simple">Panipat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294292" calcext:value-type="float">
            <text:p>294292</text:p>
          </table:table-cell>
          <table:table-cell office:value-type="float" office:value="82.84" calcext:value-type="float">
            <text:p>82.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www.census2011.co.in/census/city/185-aizawl.html" xlink:type="simple">Aizawl</text:a></text:p>
          </table:table-cell>
          <table:table-cell office:value-type="string" calcext:value-type="string">
            <text:p><text:a xlink:href="https://www.census2011.co.in/census/state/mizoram.html" xlink:type="simple">Mizoram</text:a></text:p>
          </table:table-cell>
          <table:table-cell office:value-type="float" office:value="293416" calcext:value-type="float">
            <text:p>293416</text:p>
          </table:table-cell>
          <table:table-cell office:value-type="float" office:value="98.36" calcext:value-type="float">
            <text:p>98.3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www.census2011.co.in/census/city/244-bally.html" xlink:type="simple">Bally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93373" calcext:value-type="float">
            <text:p>293373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www.census2011.co.in/census/city/297-dewas.html" xlink:type="simple">Dewas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89550" calcext:value-type="float">
            <text:p>289550</text:p>
          </table:table-cell>
          <table:table-cell office:value-type="float" office:value="84.64" calcext:value-type="float">
            <text:p>84.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www.census2011.co.in/census/city/427-tirupati.html" xlink:type="simple">Tirupati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87482" calcext:value-type="float">
            <text:p>287482</text:p>
          </table:table-cell>
          <table:table-cell office:value-type="float" office:value="86.97" calcext:value-type="float">
            <text:p>86.9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www.census2011.co.in/census/city/385-ichalkaranji.html" xlink:type="simple">Ichalkaranj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287353" calcext:value-type="float">
            <text:p>287353</text:p>
          </table:table-cell>
          <table:table-cell office:value-type="float" office:value="85.98" calcext:value-type="float">
            <text:p>85.9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www.census2011.co.in/census/city/36-karnal.html" xlink:type="simple">Karnal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286827" calcext:value-type="float">
            <text:p>286827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www.census2011.co.in/census/city/16-bathinda.html" xlink:type="simple">Bathind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285788" calcext:value-type="float">
            <text:p>285788</text:p>
          </table:table-cell>
          <table:table-cell office:value-type="float" office:value="81.66" calcext:value-type="float">
            <text:p>81.6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www.census2011.co.in/census/city/359-jalna.html" xlink:type="simple">Jalna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285577" calcext:value-type="float">
            <text:p>285577</text:p>
          </table:table-cell>
          <table:table-cell office:value-type="float" office:value="81.8" calcext:value-type="float">
            <text:p>81.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www.census2011.co.in/census/city/51-kirari-suleman-nagar.html" xlink:type="simple">Kirari Suleman Nagar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283211" calcext:value-type="float">
            <text:p>283211</text:p>
          </table:table-cell>
          <table:table-cell office:value-type="float" office:value="79.94" calcext:value-type="float">
            <text:p>79.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www.census2011.co.in/census/city/161-purnia.html" xlink:type="simple">Purnia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82248" calcext:value-type="float">
            <text:p>282248</text:p>
          </table:table-cell>
          <table:table-cell office:value-type="float" office:value="73.02" calcext:value-type="float">
            <text:p>73.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www.census2011.co.in/census/city/290-satna.html" xlink:type="simple">Satn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80222" calcext:value-type="float">
            <text:p>280222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www.census2011.co.in/census/city/148-maunath-bhanjan.html" xlink:type="simple">Maunath Bhanjan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78745" calcext:value-type="float">
            <text:p>278745</text:p>
          </table:table-cell>
          <table:table-cell office:value-type="float" office:value="77.13" calcext:value-type="float">
            <text:p>77.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www.census2011.co.in/census/city/218-barasat.html" xlink:type="simple">Barasat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78435" calcext:value-type="float">
            <text:p>278435</text:p>
          </table:table-cell>
          <table:table-cell office:value-type="float" office:value="89.62" calcext:value-type="float">
            <text:p>89.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www.census2011.co.in/census/city/38-sonipat.html" xlink:type="simple">Sonipat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278149" calcext:value-type="float">
            <text:p>278149</text:p>
          </table:table-cell>
          <table:table-cell office:value-type="float" office:value="85.48" calcext:value-type="float">
            <text:p>85.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www.census2011.co.in/census/city/129-farrukhabad-and-fatehgarh.html" xlink:type="simple">Farrukhabad and Fatehgarh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76581" calcext:value-type="float">
            <text:p>276581</text:p>
          </table:table-cell>
          <table:table-cell office:value-type="float" office:value="73.44" calcext:value-type="float">
            <text:p>73.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www.census2011.co.in/census/city/288-sagar.html" xlink:type="simple">Sagar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73296" calcext:value-type="float">
            <text:p>273296</text:p>
          </table:table-cell>
          <table:table-cell office:value-type="float" office:value="89.44" calcext:value-type="float">
            <text:p>89.4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www.census2011.co.in/census/city/265-raurkela.html" xlink:type="simple">Raurkela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272721" calcext:value-type="float">
            <text:p>272721</text:p>
          </table:table-cell>
          <table:table-cell office:value-type="float" office:value="86.98" calcext:value-type="float">
            <text:p>86.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www.census2011.co.in/census/city/278-durg.html" xlink:type="simple">Durg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268806" calcext:value-type="float">
            <text:p>268806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www.census2011.co.in/census/city/184-imphal.html" xlink:type="simple">Imphal</text:a></text:p>
          </table:table-cell>
          <table:table-cell office:value-type="string" calcext:value-type="string">
            <text:p><text:a xlink:href="https://www.census2011.co.in/census/state/manipur.html" xlink:type="simple">Manipur</text:a></text:p>
          </table:table-cell>
          <table:table-cell office:value-type="float" office:value="268243" calcext:value-type="float">
            <text:p>268243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www.census2011.co.in/census/city/294-ratlam.html" xlink:type="simple">Ratlam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64914" calcext:value-type="float">
            <text:p>264914</text:p>
          </table:table-cell>
          <table:table-cell office:value-type="float" office:value="86.8" calcext:value-type="float">
            <text:p>86.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www.census2011.co.in/census/city/107-hapur.html" xlink:type="simple">Ha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62983" calcext:value-type="float">
            <text:p>262983</text:p>
          </table:table-cell>
          <table:table-cell office:value-type="float" office:value="74.03" calcext:value-type="float">
            <text:p>74.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www.census2011.co.in/census/city/176-arrah.html" xlink:type="simple">Arrah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61430" calcext:value-type="float">
            <text:p>261430</text:p>
          </table:table-cell>
          <table:table-cell office:value-type="float" office:value="81.15" calcext:value-type="float">
            <text:p>81.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www.census2011.co.in/census/city/391-karimnagar.html" xlink:type="simple">Karimnagar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61185" calcext:value-type="float">
            <text:p>261185</text:p>
          </table:table-cell>
          <table:table-cell office:value-type="float" office:value="85.82" calcext:value-type="float">
            <text:p>85.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www.census2011.co.in/census/city/422-anantapur.html" xlink:type="simple">Anantapur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61004" calcext:value-type="float">
            <text:p>261004</text:p>
          </table:table-cell>
          <table:table-cell office:value-type="float" office:value="81.23" calcext:value-type="float">
            <text:p>81.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www.census2011.co.in/census/city/50-ndmc.html" xlink:type="simple">NDMC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257803" calcext:value-type="float">
            <text:p>257803</text:p>
          </table:table-cell>
          <table:table-cell office:value-type="float" office:value="89.83" calcext:value-type="float">
            <text:p>89.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www.census2011.co.in/census/city/130-etawah.html" xlink:type="simple">Etawah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56838" calcext:value-type="float">
            <text:p>256838</text:p>
          </table:table-cell>
          <table:table-cell office:value-type="float" office:value="81.75" calcext:value-type="float">
            <text:p>81.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www.census2011.co.in/census/city/371-ambernath.html" xlink:type="simple">Ambernath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253475" calcext:value-type="float">
            <text:p>253475</text:p>
          </table:table-cell>
          <table:table-cell office:value-type="float" office:value="87.22" calcext:value-type="float">
            <text:p>87.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www.census2011.co.in/census/city/72-bharatpur.html" xlink:type="simple">Bharatp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252342" calcext:value-type="float">
            <text:p>252342</text:p>
          </table:table-cell>
          <table:table-cell office:value-type="float" office:value="81.02" calcext:value-type="float">
            <text:p>81.0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www.census2011.co.in/census/city/169-begusarai.html" xlink:type="simple">Begusarai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52008" calcext:value-type="float">
            <text:p>252008</text:p>
          </table:table-cell>
          <table:table-cell office:value-type="float" office:value="76.48" calcext:value-type="float">
            <text:p>76.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s://www.census2011.co.in/census/city/465-tiruvottiyur.html" xlink:type="simple">Tiruvottiyur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249446" calcext:value-type="float">
            <text:p>249446</text:p>
          </table:table-cell>
          <table:table-cell office:value-type="float" office:value="88.59" calcext:value-type="float">
            <text:p>88.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www.census2011.co.in/census/city/232-north-dum-dum.html" xlink:type="simple">North Dum Dum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49142" calcext:value-type="float">
            <text:p>2491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www.census2011.co.in/census/city/318-gandhidham.html" xlink:type="simple">Gandhidham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247992" calcext:value-type="float">
            <text:p>247992</text:p>
          </table:table-cell>
          <table:table-cell office:value-type="float" office:value="81.8" calcext:value-type="float">
            <text:p>81.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www.census2011.co.in/census/city/230-baranagar.html" xlink:type="simple">Baranaga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45213" calcext:value-type="float">
            <text:p>245213</text:p>
          </table:table-cell>
          <table:table-cell office:value-type="float" office:value="91.41" calcext:value-type="float">
            <text:p>91.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www.census2011.co.in/census/city/495-puducherry.html" xlink:type="simple">Puducherry</text:a></text:p>
          </table:table-cell>
          <table:table-cell office:value-type="string" calcext:value-type="string">
            <text:p><text:a xlink:href="https://www.census2011.co.in/census/state/puducherry.html" xlink:type="simple">Puducherry</text:a></text:p>
          </table:table-cell>
          <table:table-cell office:value-type="float" office:value="244377" calcext:value-type="float">
            <text:p>244377</text:p>
          </table:table-cell>
          <table:table-cell office:value-type="float" office:value="89.22" calcext:value-type="float">
            <text:p>89.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www.census2011.co.in/census/city/488-thoothukkudi.html" xlink:type="simple">Thoothukkud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237830" calcext:value-type="float">
            <text:p>237830</text:p>
          </table:table-cell>
          <table:table-cell office:value-type="float" office:value="93.69" calcext:value-type="float">
            <text:p>93.6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www.census2011.co.in/census/city/78-sikar.html" xlink:type="simple">Sika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237532" calcext:value-type="float">
            <text:p>237532</text:p>
          </table:table-cell>
          <table:table-cell office:value-type="float" office:value="75.61" calcext:value-type="float">
            <text:p>75.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www.census2011.co.in/census/city/291-rewa.html" xlink:type="simple">Rew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35654" calcext:value-type="float">
            <text:p>235654</text:p>
          </table:table-cell>
          <table:table-cell office:value-type="float" office:value="86.31" calcext:value-type="float">
            <text:p>86.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www.census2011.co.in/census/city/154-mirzapur-and-vindhyachal.html" xlink:type="simple">Mirzapur and Vindhyachal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34871" calcext:value-type="float">
            <text:p>234871</text:p>
          </table:table-cell>
          <table:table-cell office:value-type="float" office:value="76.47" calcext:value-type="float">
            <text:p>76.4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www.census2011.co.in/census/city/434-raichur.html" xlink:type="simple">Raichur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234073" calcext:value-type="float">
            <text:p>234073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www.census2011.co.in/census/city/81-pali.html" xlink:type="simple">Pali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230075" calcext:value-type="float">
            <text:p>230075</text:p>
          </table:table-cell>
          <table:table-cell office:value-type="float" office:value="77.49" calcext:value-type="float">
            <text:p>77.4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www.census2011.co.in/census/city/390-ramagundam.html" xlink:type="simple">Ramagund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29644" calcext:value-type="float">
            <text:p>229644</text:p>
          </table:table-cell>
          <table:table-cell office:value-type="float" office:value="74.95" calcext:value-type="float">
            <text:p>74.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www.census2011.co.in/census/city/28-hardwar.html" xlink:type="simple">Hardwar</text:a></text:p>
          </table:table-cell>
          <table:table-cell office:value-type="string" calcext:value-type="string">
            <text:p><text:a xlink:href="https://www.census2011.co.in/census/state/uttarakhand.html" xlink:type="simple">Uttarakhand</text:a></text:p>
          </table:table-cell>
          <table:table-cell office:value-type="float" office:value="228832" calcext:value-type="float">
            <text:p>228832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s://www.census2011.co.in/census/city/401-vizianagaram.html" xlink:type="simple">Vizianagar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28025" calcext:value-type="float">
            <text:p>228025</text:p>
          </table:table-cell>
          <table:table-cell office:value-type="float" office:value="81.04" calcext:value-type="float">
            <text:p>81.0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www.census2011.co.in/census/city/162-katihar.html" xlink:type="simple">Katihar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26261" calcext:value-type="float">
            <text:p>226261</text:p>
          </table:table-cell>
          <table:table-cell office:value-type="float" office:value="78.49" calcext:value-type="float">
            <text:p>78.4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www.census2011.co.in/census/city/490-nagercoil.html" xlink:type="simple">Nagercoil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224849" calcext:value-type="float">
            <text:p>224849</text:p>
          </table:table-cell>
          <table:table-cell office:value-type="float" office:value="94.99" calcext:value-type="float">
            <text:p>94.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www.census2011.co.in/census/city/64-ganganagar.html" xlink:type="simple">Ganganaga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224532" calcext:value-type="float">
            <text:p>224532</text:p>
          </table:table-cell>
          <table:table-cell office:value-type="float" office:value="82.56" calcext:value-type="float">
            <text:p>82.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www.census2011.co.in/census/city/55-karawal-nagar.html" xlink:type="simple">Karawal Nagar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224281" calcext:value-type="float">
            <text:p>224281</text:p>
          </table:table-cell>
          <table:table-cell office:value-type="float" office:value="84.01" calcext:value-type="float">
            <text:p>84.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www.census2011.co.in/census/city/259-mango.html" xlink:type="simple">Mango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223805" calcext:value-type="float">
            <text:p>223805</text:p>
          </table:table-cell>
          <table:table-cell office:value-type="float" office:value="85.81" calcext:value-type="float">
            <text:p>85.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www.census2011.co.in/census/city/483-thanjavur.html" xlink:type="simple">Thanjavur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222943" calcext:value-type="float">
            <text:p>222943</text:p>
          </table:table-cell>
          <table:table-cell office:value-type="float" office:value="91.27" calcext:value-type="float">
            <text:p>91.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www.census2011.co.in/census/city/110-bulandshahr.html" xlink:type="simple">Bulandshah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22519" calcext:value-type="float">
            <text:p>222519</text:p>
          </table:table-cell>
          <table:table-cell office:value-type="float" office:value="77.48" calcext:value-type="float">
            <text:p>77.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www.census2011.co.in/census/city/247-uluberia.html" xlink:type="simple">Uluberi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22240" calcext:value-type="float">
            <text:p>222240</text:p>
          </table:table-cell>
          <table:table-cell office:value-type="float" office:value="80.03" calcext:value-type="float">
            <text:p>80.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www.census2011.co.in/census/city/306-murwara.html" xlink:type="simple">Murwar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21883" calcext:value-type="float">
            <text:p>221883</text:p>
          </table:table-cell>
          <table:table-cell office:value-type="float" office:value="85.91" calcext:value-type="float">
            <text:p>85.9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www.census2011.co.in/census/city/97-sambhal.html" xlink:type="simple">Sambhal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20813" calcext:value-type="float">
            <text:p>220813</text:p>
          </table:table-cell>
          <table:table-cell office:value-type="float" office:value="48.28" calcext:value-type="float">
            <text:p>48.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www.census2011.co.in/census/city/311-singrauli.html" xlink:type="simple">Singrauli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20257" calcext:value-type="float">
            <text:p>220257</text:p>
          </table:table-cell>
          <table:table-cell office:value-type="float" office:value="75.27" calcext:value-type="float">
            <text:p>75.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www.census2011.co.in/census/city/336-nadiad.html" xlink:type="simple">Nadiad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218095" calcext:value-type="float">
            <text:p>218095</text:p>
          </table:table-cell>
          <table:table-cell office:value-type="float" office:value="86.78" calcext:value-type="float">
            <text:p>86.7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www.census2011.co.in/census/city/393-secunderabad.html" xlink:type="simple">Secunderabad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17910" calcext:value-type="float">
            <text:p>217910</text:p>
          </table:table-cell>
          <table:table-cell office:value-type="float" office:value="85.07" calcext:value-type="float">
            <text:p>85.0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www.census2011.co.in/census/city/222-naihati.html" xlink:type="simple">Naihat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17900" calcext:value-type="float">
            <text:p>217900</text:p>
          </table:table-cell>
          <table:table-cell office:value-type="float" office:value="87.51" calcext:value-type="float">
            <text:p>87.5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www.census2011.co.in/census/city/32-yamunanagar.html" xlink:type="simple">Yamunanagar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216677" calcext:value-type="float">
            <text:p>216677</text:p>
          </table:table-cell>
          <table:table-cell office:value-type="float" office:value="85.43" calcext:value-type="float">
            <text:p>85.4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www.census2011.co.in/census/city/234-bidhan-nagar.html" xlink:type="simple">Bidhan Naga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15514" calcext:value-type="float">
            <text:p>215514</text:p>
          </table:table-cell>
          <table:table-cell office:value-type="float" office:value="89.14" calcext:value-type="float">
            <text:p>89.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s://www.census2011.co.in/census/city/469-pallavaram.html" xlink:type="simple">Pallavara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215417" calcext:value-type="float">
            <text:p>215417</text:p>
          </table:table-cell>
          <table:table-cell office:value-type="float" office:value="92.86" calcext:value-type="float">
            <text:p>92.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www.census2011.co.in/census/city/433-bidar.html" xlink:type="simple">Bidar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214373" calcext:value-type="float">
            <text:p>214373</text:p>
          </table:table-cell>
          <table:table-cell office:value-type="float" office:value="85.9" calcext:value-type="float">
            <text:p>85.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www.census2011.co.in/census/city/171-munger.html" xlink:type="simple">Munger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13303" calcext:value-type="float">
            <text:p>213303</text:p>
          </table:table-cell>
          <table:table-cell office:value-type="float" office:value="80.14" calcext:value-type="float">
            <text:p>80.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www.census2011.co.in/census/city/29-panchkula.html" xlink:type="simple">Panchkula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211355" calcext:value-type="float">
            <text:p>211355</text:p>
          </table:table-cell>
          <table:table-cell office:value-type="float" office:value="85.96" calcext:value-type="float">
            <text:p>85.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s://www.census2011.co.in/census/city/313-burhanpur.html" xlink:type="simple">Burhanpur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10886" calcext:value-type="float">
            <text:p>210886</text:p>
          </table:table-cell>
          <table:table-cell office:value-type="float" office:value="80.82" calcext:value-type="float">
            <text:p>80.8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www.census2011.co.in/census/city/264-raurkela-industrial-township.html" xlink:type="simple">Raurkela Industrial Township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210317" calcext:value-type="float">
            <text:p>210317</text:p>
          </table:table-cell>
          <table:table-cell office:value-type="float" office:value="85.47" calcext:value-type="float">
            <text:p>85.4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www.census2011.co.in/census/city/251-kharagpur.html" xlink:type="simple">Kharag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07604" calcext:value-type="float">
            <text:p>207604</text:p>
          </table:table-cell>
          <table:table-cell office:value-type="float" office:value="85.76" calcext:value-type="float">
            <text:p>85.7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s://www.census2011.co.in/census/city/477-dindigul.html" xlink:type="simple">Dindigul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207327" calcext:value-type="float">
            <text:p>207327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www.census2011.co.in/census/city/439-hospet.html" xlink:type="simple">Hospet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206167" calcext:value-type="float">
            <text:p>206167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www.census2011.co.in/census/city/316-gandhinagar.html" xlink:type="simple">Gandhinagar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206167" calcext:value-type="float">
            <text:p>206167</text:p>
          </table:table-cell>
          <table:table-cell office:value-type="float" office:value="91.01" calcext:value-type="float">
            <text:p>91.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www.census2011.co.in/census/city/61-nangloi-jat.html" xlink:type="simple">Nangloi Jat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205596" calcext:value-type="float">
            <text:p>205596</text:p>
          </table:table-cell>
          <table:table-cell office:value-type="float" office:value="82.69" calcext:value-type="float">
            <text:p>82.6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www.census2011.co.in/census/city/198-english-bazar.html" xlink:type="simple">English Baza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05521" calcext:value-type="float">
            <text:p>205521</text:p>
          </table:table-cell>
          <table:table-cell office:value-type="float" office:value="86.46" calcext:value-type="float">
            <text:p>86.4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s://www.census2011.co.in/census/city/415-ongole.html" xlink:type="simple">Ongole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04746" calcext:value-type="float">
            <text:p>204746</text:p>
          </table:table-cell>
          <table:table-cell office:value-type="float" office:value="83.04" calcext:value-type="float">
            <text:p>83.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www.census2011.co.in/census/city/406-eluru.html" xlink:type="simple">Eluru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03780" calcext:value-type="float">
            <text:p>203780</text:p>
          </table:table-cell>
          <table:table-cell office:value-type="float" office:value="83.9" calcext:value-type="float">
            <text:p>83.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www.census2011.co.in/census/city/254-deoghar.html" xlink:type="simple">Deoghar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203123" calcext:value-type="float">
            <text:p>203123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s://www.census2011.co.in/census/city/167-chapra.html" xlink:type="simple">Chapra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02352" calcext:value-type="float">
            <text:p>202352</text:p>
          </table:table-cell>
          <table:table-cell office:value-type="float" office:value="78.47" calcext:value-type="float">
            <text:p>78.4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www.census2011.co.in/census/city/252-haldia.html" xlink:type="simple">Haldi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00827" calcext:value-type="float">
            <text:p>200827</text:p>
          </table:table-cell>
          <table:table-cell office:value-type="float" office:value="88.54" calcext:value-type="float">
            <text:p>88.5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www.census2011.co.in/census/city/312-khandwa.html" xlink:type="simple">Khandw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00738" calcext:value-type="float">
            <text:p>200738</text:p>
          </table:table-cell>
          <table:table-cell office:value-type="float" office:value="86.14" calcext:value-type="float">
            <text:p>86.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www.census2011.co.in/census/city/271-puri-town.html" xlink:type="simple">Puri Town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200564" calcext:value-type="float">
            <text:p>200564</text:p>
          </table:table-cell>
          <table:table-cell office:value-type="float" office:value="88.03" calcext:value-type="float">
            <text:p>88.0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s://www.census2011.co.in/census/city/421-nandyal.html" xlink:type="simple">Nandyal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00516" calcext:value-type="float">
            <text:p>200516</text:p>
          </table:table-cell>
          <table:table-cell office:value-type="float" office:value="76.21" calcext:value-type="float">
            <text:p>76.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www.census2011.co.in/census/city/282-morena.html" xlink:type="simple">Moren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00482" calcext:value-type="float">
            <text:p>200482</text:p>
          </table:table-cell>
          <table:table-cell office:value-type="float" office:value="79.22" calcext:value-type="float">
            <text:p>79.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s://www.census2011.co.in/census/city/100-amroha.html" xlink:type="simple">Amroh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98471" calcext:value-type="float">
            <text:p>198471</text:p>
          </table:table-cell>
          <table:table-cell office:value-type="float" office:value="62.36" calcext:value-type="float">
            <text:p>62.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www.census2011.co.in/census/city/335-anand.html" xlink:type="simple">Anand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98282" calcext:value-type="float">
            <text:p>198282</text:p>
          </table:table-cell>
          <table:table-cell office:value-type="float" office:value="89.47" calcext:value-type="float">
            <text:p>89.4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s://www.census2011.co.in/census/city/283-bhind.html" xlink:type="simple">Bhind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97585" calcext:value-type="float">
            <text:p>197585</text:p>
          </table:table-cell>
          <table:table-cell office:value-type="float" office:value="82.99" calcext:value-type="float">
            <text:p>82.9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www.census2011.co.in/census/city/53-bhalswa-jahangir-pur.html" xlink:type="simple">Bhalswa Jahangir Pur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97148" calcext:value-type="float">
            <text:p>197148</text:p>
          </table:table-cell>
          <table:table-cell office:value-type="float" office:value="77.66" calcext:value-type="float">
            <text:p>77.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www.census2011.co.in/census/city/219-madhyamgram.html" xlink:type="simple">Madhyamgram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96127" calcext:value-type="float">
            <text:p>196127</text:p>
          </table:table-cell>
          <table:table-cell office:value-type="float" office:value="89.6" calcext:value-type="float">
            <text:p>89.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s://www.census2011.co.in/census/city/42-bhiwani.html" xlink:type="simple">Bhiwani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96057" calcext:value-type="float">
            <text:p>196057</text:p>
          </table:table-cell>
          <table:table-cell office:value-type="float" office:value="83.09" calcext:value-type="float">
            <text:p>83.0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s://www.census2011.co.in/census/city/374-navi-mumbai-panvel-raigad.html" xlink:type="simple">Navi Mumbai Panvel Raigad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95373" calcext:value-type="float">
            <text:p>195373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www.census2011.co.in/census/city/199-baharampur.html" xlink:type="simple">Baharam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95223" calcext:value-type="float">
            <text:p>195223</text:p>
          </table:table-cell>
          <table:table-cell office:value-type="float" office:value="90.06" calcext:value-type="float">
            <text:p>90.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www.census2011.co.in/census/city/31-ambala.html" xlink:type="simple">Ambala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95153" calcext:value-type="float">
            <text:p>195153</text:p>
          </table:table-cell>
          <table:table-cell office:value-type="float" office:value="87.35" calcext:value-type="float">
            <text:p>87.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s://www.census2011.co.in/census/city/324-morvi.html" xlink:type="simple">Morvi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94947" calcext:value-type="float">
            <text:p>194947</text:p>
          </table:table-cell>
          <table:table-cell office:value-type="float" office:value="83.64" calcext:value-type="float">
            <text:p>83.6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www.census2011.co.in/census/city/137-fatehpur.html" xlink:type="simple">Fateh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93193" calcext:value-type="float">
            <text:p>193193</text:p>
          </table:table-cell>
          <table:table-cell office:value-type="float" office:value="76.48" calcext:value-type="float">
            <text:p>76.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www.census2011.co.in/census/city/128-rae-bareli.html" xlink:type="simple">Rae Barel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91316" calcext:value-type="float">
            <text:p>191316</text:p>
          </table:table-cell>
          <table:table-cell office:value-type="float" office:value="81.23" calcext:value-type="float">
            <text:p>81.2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a xlink:href="https://www.census2011.co.in/census/city/106-khora.html" xlink:type="simple">Khor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90005" calcext:value-type="float">
            <text:p>190005</text:p>
          </table:table-cell>
          <table:table-cell office:value-type="float" office:value="83.44" calcext:value-type="float">
            <text:p>83.4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s://www.census2011.co.in/census/city/347-bhusawal.html" xlink:type="simple">Bhusawal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87421" calcext:value-type="float">
            <text:p>187421</text:p>
          </table:table-cell>
          <table:table-cell office:value-type="float" office:value="88.38" calcext:value-type="float">
            <text:p>88.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s://www.census2011.co.in/census/city/133-orai.html" xlink:type="simple">Ora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87137" calcext:value-type="float">
            <text:p>187137</text:p>
          </table:table-cell>
          <table:table-cell office:value-type="float" office:value="81.8" calcext:value-type="float">
            <text:p>81.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a xlink:href="https://www.census2011.co.in/census/city/142-bahraich.html" xlink:type="simple">Bahraich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86223" calcext:value-type="float">
            <text:p>186223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a xlink:href="https://www.census2011.co.in/census/city/472-vellore.html" xlink:type="simple">Vellore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85803" calcext:value-type="float">
            <text:p>185803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www.census2011.co.in/census/city/322-mahesana.html" xlink:type="simple">Mahesana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84991" calcext:value-type="float">
            <text:p>184991</text:p>
          </table:table-cell>
          <table:table-cell office:value-type="float" office:value="89.64" calcext:value-type="float">
            <text:p>89.6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s://www.census2011.co.in/census/city/399-khammam.html" xlink:type="simple">Khamm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84210" calcext:value-type="float">
            <text:p>184210</text:p>
          </table:table-cell>
          <table:table-cell office:value-type="float" office:value="83.73" calcext:value-type="float">
            <text:p>83.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www.census2011.co.in/census/city/263-sambalpur.html" xlink:type="simple">Sambalpur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184000" calcext:value-type="float">
            <text:p>184000</text:p>
          </table:table-cell>
          <table:table-cell office:value-type="float" office:value="85.53" calcext:value-type="float">
            <text:p>85.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a xlink:href="https://www.census2011.co.in/census/city/196-raiganj.html" xlink:type="simple">Raiganj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83612" calcext:value-type="float">
            <text:p>183612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a xlink:href="https://www.census2011.co.in/census/city/40-sirsa.html" xlink:type="simple">Sirsa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82534" calcext:value-type="float">
            <text:p>182534</text:p>
          </table:table-cell>
          <table:table-cell office:value-type="float" office:value="81.36" calcext:value-type="float">
            <text:p>81.3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s://www.census2011.co.in/census/city/175-dinapur-nizamat.html" xlink:type="simple">Dinapur Nizamat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82429" calcext:value-type="float">
            <text:p>182429</text:p>
          </table:table-cell>
          <table:table-cell office:value-type="float" office:value="77.01" calcext:value-type="float">
            <text:p>77.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www.census2011.co.in/census/city/241-serampore.html" xlink:type="simple">Serampore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81842" calcext:value-type="float">
            <text:p>181842</text:p>
          </table:table-cell>
          <table:table-cell office:value-type="float" office:value="88.73" calcext:value-type="float">
            <text:p>88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s://www.census2011.co.in/census/city/52-sultan-pur-majra.html" xlink:type="simple">Sultan Pur Majra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81554" calcext:value-type="float">
            <text:p>181554</text:p>
          </table:table-cell>
          <table:table-cell office:value-type="float" office:value="79.33" calcext:value-type="float">
            <text:p>79.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s://www.census2011.co.in/census/city/310-guna.html" xlink:type="simple">Gun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80935" calcext:value-type="float">
            <text:p>180935</text:p>
          </table:table-cell>
          <table:table-cell office:value-type="float" office:value="80.07" calcext:value-type="float">
            <text:p>80.0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a xlink:href="https://www.census2011.co.in/census/city/150-jaunpur.html" xlink:type="simple">Jaun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80362" calcext:value-type="float">
            <text:p>180362</text:p>
          </table:table-cell>
          <table:table-cell office:value-type="float" office:value="81.22" calcext:value-type="float">
            <text:p>81.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s://www.census2011.co.in/census/city/373-panvel.html" xlink:type="simple">Panvel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80020" calcext:value-type="float">
            <text:p>180020</text:p>
          </table:table-cell>
          <table:table-cell office:value-type="float" office:value="93.89" calcext:value-type="float">
            <text:p>93.8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s://www.census2011.co.in/census/city/286-shivpuri.html" xlink:type="simple">Shivpuri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79977" calcext:value-type="float">
            <text:p>179977</text:p>
          </table:table-cell>
          <table:table-cell office:value-type="float" office:value="77.84" calcext:value-type="float">
            <text:p>77.8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s://www.census2011.co.in/census/city/323-surendranagar-dudhrej.html" xlink:type="simple">Surendranagar Dudhrej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77851" calcext:value-type="float">
            <text:p>177851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www.census2011.co.in/census/city/126-unnao.html" xlink:type="simple">Unnao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77658" calcext:value-type="float">
            <text:p>177658</text:p>
          </table:table-cell>
          <table:table-cell office:value-type="float" office:value="81.71" calcext:value-type="float">
            <text:p>81.7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s://www.census2011.co.in/census/city/236-hugli-and-chinsurah.html" xlink:type="simple">Hugli and Chinsurah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77259" calcext:value-type="float">
            <text:p>177259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s://www.census2011.co.in/census/city/124-sitapur.html" xlink:type="simple">Sita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77234" calcext:value-type="float">
            <text:p>177234</text:p>
          </table:table-cell>
          <table:table-cell office:value-type="float" office:value="80.57" calcext:value-type="float">
            <text:p>80.5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www.census2011.co.in/census/city/60-hastsal.html" xlink:type="simple">Hastsal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76877" calcext:value-type="float">
            <text:p>176877</text:p>
          </table:table-cell>
          <table:table-cell office:value-type="float" office:value="83.71" calcext:value-type="float">
            <text:p>83.7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www.census2011.co.in/census/city/470-tambaram.html" xlink:type="simple">Tambara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74787" calcext:value-type="float">
            <text:p>174787</text:p>
          </table:table-cell>
          <table:table-cell office:value-type="float" office:value="92.23" calcext:value-type="float">
            <text:p>92.2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a xlink:href="https://www.census2011.co.in/census/city/262-adityapur.html" xlink:type="simple">Adityapur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174355" calcext:value-type="float">
            <text:p>174355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www.census2011.co.in/census/city/372-badalapur.html" xlink:type="simple">Badalapu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74226" calcext:value-type="float">
            <text:p>174226</text:p>
          </table:table-cell>
          <table:table-cell office:value-type="float" office:value="91.72" calcext:value-type="float">
            <text:p>91.7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a xlink:href="https://www.census2011.co.in/census/city/460-alappuzha.html" xlink:type="simple">Alappuzha</text:a></text:p>
          </table:table-cell>
          <table:table-cell office:value-type="string" calcext:value-type="string">
            <text:p><text:a xlink:href="https://www.census2011.co.in/census/state/kerala.html" xlink:type="simple">Kerala</text:a></text:p>
          </table:table-cell>
          <table:table-cell office:value-type="float" office:value="174176" calcext:value-type="float">
            <text:p>174176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a xlink:href="https://www.census2011.co.in/census/city/480-cuddalore.html" xlink:type="simple">Cuddalore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73636" calcext:value-type="float">
            <text:p>173636</text:p>
          </table:table-cell>
          <table:table-cell office:value-type="float" office:value="87.71" calcext:value-type="float">
            <text:p>87.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a xlink:href="https://www.census2011.co.in/census/city/190-silchar.html" xlink:type="simple">Silchar</text:a></text:p>
          </table:table-cell>
          <table:table-cell office:value-type="string" calcext:value-type="string">
            <text:p><text:a xlink:href="https://www.census2011.co.in/census/state/assam.html" xlink:type="simple">Assam</text:a></text:p>
          </table:table-cell>
          <table:table-cell office:value-type="float" office:value="172830" calcext:value-type="float">
            <text:p>172830</text:p>
          </table:table-cell>
          <table:table-cell office:value-type="float" office:value="90.93" calcext:value-type="float">
            <text:p>90.9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s://www.census2011.co.in/census/city/436-gadag-and-betigeri.html" xlink:type="simple">Gadag and Betigeri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72612" calcext:value-type="float">
            <text:p>172612</text:p>
          </table:table-cell>
          <table:table-cell office:value-type="float" office:value="85.39" calcext:value-type="float">
            <text:p>85.3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s://www.census2011.co.in/census/city/44-bahadurgarh.html" xlink:type="simple">Bahadurgarh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70767" calcext:value-type="float">
            <text:p>170767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a xlink:href="https://www.census2011.co.in/census/city/410-machilipatnam.html" xlink:type="simple">Machilipatn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69892" calcext:value-type="float">
            <text:p>169892</text:p>
          </table:table-cell>
          <table:table-cell office:value-type="float" office:value="82.43" calcext:value-type="float">
            <text:p>82.4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s://www.census2011.co.in/census/city/4-shimla.html" xlink:type="simple">Shimla</text:a></text:p>
          </table:table-cell>
          <table:table-cell office:value-type="string" calcext:value-type="string">
            <text:p><text:a xlink:href="https://www.census2011.co.in/census/state/himachal+pradesh.html" xlink:type="simple">Himachal Pradesh</text:a></text:p>
          </table:table-cell>
          <table:table-cell office:value-type="float" office:value="169578" calcext:value-type="float">
            <text:p>169578</text:p>
          </table:table-cell>
          <table:table-cell office:value-type="float" office:value="93.63" calcext:value-type="float">
            <text:p>93.6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s://www.census2011.co.in/census/city/250-medinipur.html" xlink:type="simple">Medini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69264" calcext:value-type="float">
            <text:p>169264</text:p>
          </table:table-cell>
          <table:table-cell office:value-type="float" office:value="88.99" calcext:value-type="float">
            <text:p>88.9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a xlink:href="https://www.census2011.co.in/census/city/63-deoli.html" xlink:type="simple">Deoli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69122" calcext:value-type="float">
            <text:p>169122</text:p>
          </table:table-cell>
          <table:table-cell office:value-type="float" office:value="84.28" calcext:value-type="float">
            <text:p>84.2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s://www.census2011.co.in/census/city/339-bharuch.html" xlink:type="simple">Bharuch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69007" calcext:value-type="float">
            <text:p>169007</text:p>
          </table:table-cell>
          <table:table-cell office:value-type="float" office:value="87.27" calcext:value-type="float">
            <text:p>87.2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a xlink:href="https://www.census2011.co.in/census/city/9-hoshiarpur.html" xlink:type="simple">Hoshiarpur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68653" calcext:value-type="float">
            <text:p>168653</text:p>
          </table:table-cell>
          <table:table-cell office:value-type="float" office:value="88.14" calcext:value-type="float">
            <text:p>88.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s://www.census2011.co.in/census/city/39-jind.html" xlink:type="simple">Jind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67592" calcext:value-type="float">
            <text:p>167592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s://www.census2011.co.in/census/city/239-chandannagar.html" xlink:type="simple">Chandannaga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66867" calcext:value-type="float">
            <text:p>166867</text:p>
          </table:table-cell>
          <table:table-cell office:value-type="float" office:value="89.66" calcext:value-type="float">
            <text:p>89.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s://www.census2011.co.in/census/city/420-adoni.html" xlink:type="simple">Adoni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66344" calcext:value-type="float">
            <text:p>166344</text:p>
          </table:table-cell>
          <table:table-cell office:value-type="float" office:value="65.94" calcext:value-type="float">
            <text:p>65.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s://www.census2011.co.in/census/city/85-tonk.html" xlink:type="simple">Tonk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65294" calcext:value-type="float">
            <text:p>165294</text:p>
          </table:table-cell>
          <table:table-cell office:value-type="float" office:value="68.62" calcext:value-type="float">
            <text:p>68.6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a xlink:href="https://www.census2011.co.in/census/city/139-faizabad.html" xlink:type="simple">Faizabad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65228" calcext:value-type="float">
            <text:p>165228</text:p>
          </table:table-cell>
          <table:table-cell office:value-type="float" office:value="84.03" calcext:value-type="float">
            <text:p>84.0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a xlink:href="https://www.census2011.co.in/census/city/414-tenali.html" xlink:type="simple">Tenali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64937" calcext:value-type="float">
            <text:p>164937</text:p>
          </table:table-cell>
          <table:table-cell office:value-type="float" office:value="82.75" calcext:value-type="float">
            <text:p>82.7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s://www.census2011.co.in/census/city/468-alandur.html" xlink:type="simple">Alandur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64430" calcext:value-type="float">
            <text:p>164430</text:p>
          </table:table-cell>
          <table:table-cell office:value-type="float" office:value="94.46" calcext:value-type="float">
            <text:p>94.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s://www.census2011.co.in/census/city/471-kancheepuram.html" xlink:type="simple">Kancheepura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64384" calcext:value-type="float">
            <text:p>164384</text:p>
          </table:table-cell>
          <table:table-cell office:value-type="float" office:value="88.06" calcext:value-type="float">
            <text:p>88.0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s://www.census2011.co.in/census/city/342-vapi.html" xlink:type="simple">Vapi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63630" calcext:value-type="float">
            <text:p>1636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s://www.census2011.co.in/census/city/277-rajnandgaon.html" xlink:type="simple">Rajnandgaon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163114" calcext:value-type="float">
            <text:p>163114</text:p>
          </table:table-cell>
          <table:table-cell office:value-type="float" office:value="86.83" calcext:value-type="float">
            <text:p>86.8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a xlink:href="https://www.census2011.co.in/census/city/417-proddatur.html" xlink:type="simple">Proddatur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62717" calcext:value-type="float">
            <text:p>162717</text:p>
          </table:table-cell>
          <table:table-cell office:value-type="float" office:value="77.67" calcext:value-type="float">
            <text:p>77.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a xlink:href="https://www.census2011.co.in/census/city/340-navsari.html" xlink:type="simple">Navsari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60941" calcext:value-type="float">
            <text:p>160941</text:p>
          </table:table-cell>
          <table:table-cell office:value-type="float" office:value="88.36" calcext:value-type="float">
            <text:p>88.3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s://www.census2011.co.in/census/city/119-budaun.html" xlink:type="simple">Budaun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59285" calcext:value-type="float">
            <text:p>159285</text:p>
          </table:table-cell>
          <table:table-cell office:value-type="float" office:value="70.56" calcext:value-type="float">
            <text:p>70.5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s://www.census2011.co.in/census/city/243-uttarpara-kotrung.html" xlink:type="simple">Uttarpara Kotrung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59147" calcext:value-type="float">
            <text:p>159147</text:p>
          </table:table-cell>
          <table:table-cell office:value-type="float" office:value="90.65" calcext:value-type="float">
            <text:p>90.6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s://www.census2011.co.in/census/city/394-mahbubnagar.html" xlink:type="simple">Mahbubnagar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57733" calcext:value-type="float">
            <text:p>157733</text:p>
          </table:table-cell>
          <table:table-cell office:value-type="float" office:value="83.96" calcext:value-type="float">
            <text:p>83.9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a xlink:href="https://www.census2011.co.in/census/city/476-erode.html" xlink:type="simple">Erode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57101" calcext:value-type="float">
            <text:p>157101</text:p>
          </table:table-cell>
          <table:table-cell office:value-type="float" office:value="88.29" calcext:value-type="float">
            <text:p>88.2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a xlink:href="https://www.census2011.co.in/census/city/6-batala.html" xlink:type="simple">Batal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56619" calcext:value-type="float">
            <text:p>156619</text:p>
          </table:table-cell>
          <table:table-cell office:value-type="float" office:value="84.91" calcext:value-type="float">
            <text:p>84.9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s://www.census2011.co.in/census/city/163-saharsa.html" xlink:type="simple">Saharsa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56540" calcext:value-type="float">
            <text:p>156540</text:p>
          </table:table-cell>
          <table:table-cell office:value-type="float" office:value="75.63" calcext:value-type="float">
            <text:p>75.6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s://www.census2011.co.in/census/city/24-haldwani-and-kathgodam.html" xlink:type="simple">Haldwani and Kathgodam</text:a></text:p>
          </table:table-cell>
          <table:table-cell office:value-type="string" calcext:value-type="string">
            <text:p><text:a xlink:href="https://www.census2011.co.in/census/state/uttarakhand.html" xlink:type="simple">Uttarakhand</text:a></text:p>
          </table:table-cell>
          <table:table-cell office:value-type="float" office:value="156078" calcext:value-type="float">
            <text:p>156078</text:p>
          </table:table-cell>
          <table:table-cell office:value-type="float" office:value="80.77" calcext:value-type="float">
            <text:p>80.7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a xlink:href="https://www.census2011.co.in/census/city/301-vidisha.html" xlink:type="simple">Vidish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55951" calcext:value-type="float">
            <text:p>155951</text:p>
          </table:table-cell>
          <table:table-cell office:value-type="float" office:value="85.16" calcext:value-type="float">
            <text:p>85.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a xlink:href="https://www.census2011.co.in/census/city/34-thanesar.html" xlink:type="simple">Thanesar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55152" calcext:value-type="float">
            <text:p>155152</text:p>
          </table:table-cell>
          <table:table-cell office:value-type="float" office:value="85.09" calcext:value-type="float">
            <text:p>85.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www.census2011.co.in/census/city/84-kishangarh.html" xlink:type="simple">Kishangarh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54886" calcext:value-type="float">
            <text:p>154886</text:p>
          </table:table-cell>
          <table:table-cell office:value-type="float" office:value="78.97" calcext:value-type="float">
            <text:p>78.9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s://www.census2011.co.in/census/city/59-dallo-pura.html" xlink:type="simple">Dallo Pura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54791" calcext:value-type="float">
            <text:p>154791</text:p>
          </table:table-cell>
          <table:table-cell office:value-type="float" office:value="83.15" calcext:value-type="float">
            <text:p>83.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www.census2011.co.in/census/city/330-veraval.html" xlink:type="simple">Veraval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54636" calcext:value-type="float">
            <text:p>154636</text:p>
          </table:table-cell>
          <table:table-cell office:value-type="float" office:value="76.87" calcext:value-type="float">
            <text:p>76.8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s://www.census2011.co.in/census/city/136-banda.html" xlink:type="simple">Band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54428" calcext:value-type="float">
            <text:p>154428</text:p>
          </table:table-cell>
          <table:table-cell office:value-type="float" office:value="82.05" calcext:value-type="float">
            <text:p>82.0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s://www.census2011.co.in/census/city/429-chittoor.html" xlink:type="simple">Chittoor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53756" calcext:value-type="float">
            <text:p>153756</text:p>
          </table:table-cell>
          <table:table-cell office:value-type="float" office:value="85.71" calcext:value-type="float">
            <text:p>85.7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s://www.census2011.co.in/census/city/207-krishnanagar.html" xlink:type="simple">Krishnanaga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53062" calcext:value-type="float">
            <text:p>153062</text:p>
          </table:table-cell>
          <table:table-cell office:value-type="float" office:value="90.36" calcext:value-type="float">
            <text:p>90.3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a xlink:href="https://www.census2011.co.in/census/city/225-barrackpur.html" xlink:type="simple">Barrack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52783" calcext:value-type="float">
            <text:p>152783</text:p>
          </table:table-cell>
          <table:table-cell office:value-type="float" office:value="88.76" calcext:value-type="float">
            <text:p>88.7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a xlink:href="https://www.census2011.co.in/census/city/123-lakhimpur.html" xlink:type="simple">Lakhim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51993" calcext:value-type="float">
            <text:p>151993</text:p>
          </table:table-cell>
          <table:table-cell office:value-type="float" office:value="83.1" calcext:value-type="float">
            <text:p>83.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s://www.census2011.co.in/census/city/208-santipur.html" xlink:type="simple">Santi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51777" calcext:value-type="float">
            <text:p>151777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a xlink:href="https://www.census2011.co.in/census/city/329-porbandar.html" xlink:type="simple">Porbandar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51770" calcext:value-type="float">
            <text:p>151770</text:p>
          </table:table-cell>
          <table:table-cell office:value-type="float" office:value="85.76" calcext:value-type="float">
            <text:p>85.7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a xlink:href="https://www.census2011.co.in/census/city/426-hindupur.html" xlink:type="simple">Hindupur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51677" calcext:value-type="float">
            <text:p>151677</text:p>
          </table:table-cell>
          <table:table-cell office:value-type="float" office:value="75.23" calcext:value-type="float">
            <text:p>75.2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a xlink:href="https://www.census2011.co.in/census/city/197-balurghat.html" xlink:type="simple">Balurghat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51416" calcext:value-type="float">
            <text:p>151416</text:p>
          </table:table-cell>
          <table:table-cell office:value-type="float" office:value="91.18" calcext:value-type="float">
            <text:p>91.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s://www.census2011.co.in/census/city/444-bhadravati.html" xlink:type="simple">Bhadravati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51102" calcext:value-type="float">
            <text:p>151102</text:p>
          </table:table-cell>
          <table:table-cell office:value-type="float" office:value="86.38" calcext:value-type="float">
            <text:p>86.3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a xlink:href="https://www.census2011.co.in/census/city/65-hanumangarh.html" xlink:type="simple">Hanumangarh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50958" calcext:value-type="float">
            <text:p>150958</text:p>
          </table:table-cell>
          <table:table-cell office:value-type="float" office:value="76.88" calcext:value-type="float">
            <text:p>76.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s://www.census2011.co.in/census/city/12-moga.html" xlink:type="simple">Mog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50411" calcext:value-type="float">
            <text:p>150411</text:p>
          </table:table-cell>
          <table:table-cell office:value-type="float" office:value="80.59" calcext:value-type="float">
            <text:p>80.5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s://www.census2011.co.in/census/city/5-pathankot.html" xlink:type="simple">Pathankot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48937" calcext:value-type="float">
            <text:p>148937</text:p>
          </table:table-cell>
          <table:table-cell office:value-type="float" office:value="87.99" calcext:value-type="float">
            <text:p>87.9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s://www.census2011.co.in/census/city/168-hajipur.html" xlink:type="simple">Hajipur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47688" calcext:value-type="float">
            <text:p>147688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s://www.census2011.co.in/census/city/178-sasaram.html" xlink:type="simple">Sasaram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47408" calcext:value-type="float">
            <text:p>147408</text:p>
          </table:table-cell>
          <table:table-cell office:value-type="float" office:value="80.26" calcext:value-type="float">
            <text:p>80.2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s://www.census2011.co.in/census/city/210-habra.html" xlink:type="simple">Habr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47221" calcext:value-type="float">
            <text:p>147221</text:p>
          </table:table-cell>
          <table:table-cell office:value-type="float" office:value="89.98" calcext:value-type="float">
            <text:p>89.9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a xlink:href="https://www.census2011.co.in/census/city/378-bid.html" xlink:type="simple">Bid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46709" calcext:value-type="float">
            <text:p>146709</text:p>
          </table:table-cell>
          <table:table-cell office:value-type="float" office:value="89.34" calcext:value-type="float">
            <text:p>89.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s://www.census2011.co.in/census/city/19-mohali.html" xlink:type="simple">Mohali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46213" calcext:value-type="float">
            <text:p>146213</text:p>
          </table:table-cell>
          <table:table-cell office:value-type="float" office:value="91.96" calcext:value-type="float">
            <text:p>91.9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https://www.census2011.co.in/census/city/54-burari.html" xlink:type="simple">Burari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46190" calcext:value-type="float">
            <text:p>146190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a xlink:href="https://www.census2011.co.in/census/city/83-beawar.html" xlink:type="simple">Beawa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45504" calcext:value-type="float">
            <text:p>145504</text:p>
          </table:table-cell>
          <table:table-cell office:value-type="float" office:value="84.39" calcext:value-type="float">
            <text:p>84.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a xlink:href="https://www.census2011.co.in/census/city/14-abohar.html" xlink:type="simple">Abohar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45302" calcext:value-type="float">
            <text:p>145302</text:p>
          </table:table-cell>
          <table:table-cell office:value-type="float" office:value="78.94" calcext:value-type="float">
            <text:p>78.9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a xlink:href="https://www.census2011.co.in/census/city/474-tiruvannamalai.html" xlink:type="simple">Tiruvannamala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45278" calcext:value-type="float">
            <text:p>145278</text:p>
          </table:table-cell>
          <table:table-cell office:value-type="float" office:value="87.75" calcext:value-type="float">
            <text:p>87.7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a xlink:href="https://www.census2011.co.in/census/city/202-jamuria.html" xlink:type="simple">Jamuri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45276" calcext:value-type="float">
            <text:p>145276</text:p>
          </table:table-cell>
          <table:table-cell office:value-type="float" office:value="71.95" calcext:value-type="float">
            <text:p>71.9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a xlink:href="https://www.census2011.co.in/census/city/35-kaithal.html" xlink:type="simple">Kaithal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44915" calcext:value-type="float">
            <text:p>144915</text:p>
          </table:table-cell>
          <table:table-cell office:value-type="float" office:value="79.24" calcext:value-type="float">
            <text:p>79.2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s://www.census2011.co.in/census/city/337-godhra.html" xlink:type="simple">Godhra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43644" calcext:value-type="float">
            <text:p>143644</text:p>
          </table:table-cell>
          <table:table-cell office:value-type="float" office:value="87.51" calcext:value-type="float">
            <text:p>87.5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a xlink:href="https://www.census2011.co.in/census/city/317-bhuj.html" xlink:type="simple">Bhuj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43286" calcext:value-type="float">
            <text:p>143286</text:p>
          </table:table-cell>
          <table:table-cell office:value-type="float" office:value="86.59" calcext:value-type="float">
            <text:p>86.5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a xlink:href="https://www.census2011.co.in/census/city/455-robertson-pet.html" xlink:type="simple">Robertson Pet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43233" calcext:value-type="float">
            <text:p>143233</text:p>
          </table:table-cell>
          <table:table-cell office:value-type="float" office:value="91.37" calcext:value-type="float">
            <text:p>91.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s://www.census2011.co.in/census/city/187-shillong.html" xlink:type="simple">Shillong</text:a></text:p>
          </table:table-cell>
          <table:table-cell office:value-type="string" calcext:value-type="string">
            <text:p><text:a xlink:href="https://www.census2011.co.in/census/state/meghalaya.html" xlink:type="simple">Meghalaya</text:a></text:p>
          </table:table-cell>
          <table:table-cell office:value-type="float" office:value="143229" calcext:value-type="float">
            <text:p>143229</text:p>
          </table:table-cell>
          <table:table-cell office:value-type="float" office:value="92.81" calcext:value-type="float">
            <text:p>92.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a xlink:href="https://www.census2011.co.in/census/city/45-rewari.html" xlink:type="simple">Rewari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43021" calcext:value-type="float">
            <text:p>143021</text:p>
          </table:table-cell>
          <table:table-cell office:value-type="float" office:value="86.54" calcext:value-type="float">
            <text:p>86.5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a xlink:href="https://www.census2011.co.in/census/city/260-hazaribag.html" xlink:type="simple">Hazaribag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142489" calcext:value-type="float">
            <text:p>142489</text:p>
          </table:table-cell>
          <table:table-cell office:value-type="float" office:value="89.36" calcext:value-type="float">
            <text:p>89.3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a xlink:href="https://www.census2011.co.in/census/city/407-bhimavaram.html" xlink:type="simple">Bhimavar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42184" calcext:value-type="float">
            <text:p>142184</text:p>
          </table:table-cell>
          <table:table-cell office:value-type="float" office:value="83.05" calcext:value-type="float">
            <text:p>83.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s://www.census2011.co.in/census/city/293-mandsaur.html" xlink:type="simple">Mandsaur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41667" calcext:value-type="float">
            <text:p>141667</text:p>
          </table:table-cell>
          <table:table-cell office:value-type="float" office:value="85.71" calcext:value-type="float">
            <text:p>85.7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a xlink:href="https://www.census2011.co.in/census/city/257-chas.html" xlink:type="simple">Chas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141640" calcext:value-type="float">
            <text:p>141640</text:p>
          </table:table-cell>
          <table:table-cell office:value-type="float" office:value="83.67" calcext:value-type="float">
            <text:p>83.6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a xlink:href="https://www.census2011.co.in/census/city/26-rudrapur.html" xlink:type="simple">Rudrapur</text:a></text:p>
          </table:table-cell>
          <table:table-cell office:value-type="string" calcext:value-type="string">
            <text:p><text:a xlink:href="https://www.census2011.co.in/census/state/uttarakhand.html" xlink:type="simple">Uttarakhand</text:a></text:p>
          </table:table-cell>
          <table:table-cell office:value-type="float" office:value="140857" calcext:value-type="float">
            <text:p>140857</text:p>
          </table:table-cell>
          <table:table-cell office:value-type="float" office:value="71.48" calcext:value-type="float">
            <text:p>71.4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a xlink:href="https://www.census2011.co.in/census/city/441-chitradurga.html" xlink:type="simple">Chitradurga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40206" calcext:value-type="float">
            <text:p>140206</text:p>
          </table:table-cell>
          <table:table-cell office:value-type="float" office:value="87.97" calcext:value-type="float">
            <text:p>87.9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s://www.census2011.co.in/census/city/482-kumbakonam.html" xlink:type="simple">Kumbakona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40156" calcext:value-type="float">
            <text:p>140156</text:p>
          </table:table-cell>
          <table:table-cell office:value-type="float" office:value="91.57" calcext:value-type="float">
            <text:p>91.5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a xlink:href="https://www.census2011.co.in/census/city/189-dibrugarh.html" xlink:type="simple">Dibrugarh</text:a></text:p>
          </table:table-cell>
          <table:table-cell office:value-type="string" calcext:value-type="string">
            <text:p><text:a xlink:href="https://www.census2011.co.in/census/state/assam.html" xlink:type="simple">Assam</text:a></text:p>
          </table:table-cell>
          <table:table-cell office:value-type="float" office:value="139565" calcext:value-type="float">
            <text:p>139565</text:p>
          </table:table-cell>
          <table:table-cell office:value-type="float" office:value="89.42" calcext:value-type="float">
            <text:p>89.4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s://www.census2011.co.in/census/city/454-kolar.html" xlink:type="simple">Kolar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38462" calcext:value-type="float">
            <text:p>138462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a xlink:href="https://www.census2011.co.in/census/city/308-chhindwara.html" xlink:type="simple">Chhindwar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38291" calcext:value-type="float">
            <text:p>138291</text:p>
          </table:table-cell>
          <table:table-cell office:value-type="float" office:value="89.42" calcext:value-type="float">
            <text:p>89.4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www.census2011.co.in/census/city/213-bankura.html" xlink:type="simple">Bankur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37386" calcext:value-type="float">
            <text:p>137386</text:p>
          </table:table-cell>
          <table:table-cell office:value-type="float" office:value="86.12" calcext:value-type="float">
            <text:p>86.1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www.census2011.co.in/census/city/449-mandya.html" xlink:type="simple">Mandya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37358" calcext:value-type="float">
            <text:p>137358</text:p>
          </table:table-cell>
          <table:table-cell office:value-type="float" office:value="85.32" calcext:value-type="float">
            <text:p>85.3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www.census2011.co.in/census/city/179-dehri.html" xlink:type="simple">Dehri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37231" calcext:value-type="float">
            <text:p>137231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www.census2011.co.in/census/city/274-raigarh.html" xlink:type="simple">Raigarh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137126" calcext:value-type="float">
            <text:p>137126</text:p>
          </table:table-cell>
          <table:table-cell office:value-type="float" office:value="87.02" calcext:value-type="float">
            <text:p>87.0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www.census2011.co.in/census/city/428-madanapalle.html" xlink:type="simple">Madanapalle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36414" calcext:value-type="float">
            <text:p>136414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www.census2011.co.in/census/city/396-nalgonda.html" xlink:type="simple">Nalgonda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35744" calcext:value-type="float">
            <text:p>135744</text:p>
          </table:table-cell>
          <table:table-cell office:value-type="float" office:value="86.83" calcext:value-type="float">
            <text:p>86.8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a xlink:href="https://www.census2011.co.in/census/city/113-hathras.html" xlink:type="simple">Hathras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35594" calcext:value-type="float">
            <text:p>135594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www.census2011.co.in/census/city/20-malerkotla.html" xlink:type="simple">Malerkotl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35424" calcext:value-type="float">
            <text:p>135424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www.census2011.co.in/census/city/166-siwan.html" xlink:type="simple">Siwan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35066" calcext:value-type="float">
            <text:p>135066</text:p>
          </table:table-cell>
          <table:table-cell office:value-type="float" office:value="79.61" calcext:value-type="float">
            <text:p>79.6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www.census2011.co.in/census/city/287-chhattarpur.html" xlink:type="simple">Chhattarpur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33464" calcext:value-type="float">
            <text:p>133464</text:p>
          </table:table-cell>
          <table:table-cell office:value-type="float" office:value="83.49" calcext:value-type="float">
            <text:p>83.4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www.census2011.co.in/census/city/450-hassan.html" xlink:type="simple">Hassan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33436" calcext:value-type="float">
            <text:p>133436</text:p>
          </table:table-cell>
          <table:table-cell office:value-type="float" office:value="89.86" calcext:value-type="float">
            <text:p>89.8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www.census2011.co.in/census/city/135-lalitpur.html" xlink:type="simple">Lalit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33305" calcext:value-type="float">
            <text:p>133305</text:p>
          </table:table-cell>
          <table:table-cell office:value-type="float" office:value="82.39" calcext:value-type="float">
            <text:p>82.3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www.census2011.co.in/census/city/354-gondiya.html" xlink:type="simple">Gondiya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32813" calcext:value-type="float">
            <text:p>132813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www.census2011.co.in/census/city/224-north-barrackpur.html" xlink:type="simple">North Barrack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32806" calcext:value-type="float">
            <text:p>132806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www.census2011.co.in/census/city/157-bettiah.html" xlink:type="simple">Bettiah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32209" calcext:value-type="float">
            <text:p>132209</text:p>
          </table:table-cell>
          <table:table-cell office:value-type="float" office:value="80.64" calcext:value-type="float">
            <text:p>80.6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www.census2011.co.in/census/city/457-palakkad.html" xlink:type="simple">Palakkad</text:a></text:p>
          </table:table-cell>
          <table:table-cell office:value-type="string" calcext:value-type="string">
            <text:p><text:a xlink:href="https://www.census2011.co.in/census/state/kerala.html" xlink:type="simple">Kerala</text:a></text:p>
          </table:table-cell>
          <table:table-cell office:value-type="float" office:value="130955" calcext:value-type="float">
            <text:p>130955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www.census2011.co.in/census/city/487-rajapalayam.html" xlink:type="simple">Rajapalaya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30442" calcext:value-type="float">
            <text:p>130442</text:p>
          </table:table-cell>
          <table:table-cell office:value-type="float" office:value="85.48" calcext:value-type="float">
            <text:p>85.4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www.census2011.co.in/census/city/334-botad.html" xlink:type="simple">Botad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30327" calcext:value-type="float">
            <text:p>130327</text:p>
          </table:table-cell>
          <table:table-cell office:value-type="float" office:value="81.99" calcext:value-type="float">
            <text:p>81.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www.census2011.co.in/census/city/103-modinagar.html" xlink:type="simple">Modinaga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30325" calcext:value-type="float">
            <text:p>130325</text:p>
          </table:table-cell>
          <table:table-cell office:value-type="float" office:value="88.43" calcext:value-type="float">
            <text:p>88.4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www.census2011.co.in/census/city/146-deoria.html" xlink:type="simple">Deori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29479" calcext:value-type="float">
            <text:p>129479</text:p>
          </table:table-cell>
          <table:table-cell office:value-type="float" office:value="86.8" calcext:value-type="float">
            <text:p>86.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www.census2011.co.in/census/city/203-raniganj.html" xlink:type="simple">Raniganj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9441" calcext:value-type="float">
            <text:p>129441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www.census2011.co.in/census/city/48-palwal.html" xlink:type="simple">Palwal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28730" calcext:value-type="float">
            <text:p>128730</text:p>
          </table:table-cell>
          <table:table-cell office:value-type="float" office:value="81.58" calcext:value-type="float">
            <text:p>81.5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www.census2011.co.in/census/city/10-khanna.html" xlink:type="simple">Khann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28137" calcext:value-type="float">
            <text:p>128137</text:p>
          </table:table-cell>
          <table:table-cell office:value-type="float" office:value="83.55" calcext:value-type="float">
            <text:p>83.5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www.census2011.co.in/census/city/292-neemuch.html" xlink:type="simple">Neemuch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28095" calcext:value-type="float">
            <text:p>128095</text:p>
          </table:table-cell>
          <table:table-cell office:value-type="float" office:value="84.56" calcext:value-type="float">
            <text:p>84.5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www.census2011.co.in/census/city/121-pilibhit.html" xlink:type="simple">Pilibhit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27988" calcext:value-type="float">
            <text:p>127988</text:p>
          </table:table-cell>
          <table:table-cell office:value-type="float" office:value="72.73" calcext:value-type="float">
            <text:p>72.7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www.census2011.co.in/census/city/56-mustafabad.html" xlink:type="simple">Mustafabad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27167" calcext:value-type="float">
            <text:p>127167</text:p>
          </table:table-cell>
          <table:table-cell office:value-type="float" office:value="75.09" calcext:value-type="float">
            <text:p>75.0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www.census2011.co.in/census/city/125-hardoi.html" xlink:type="simple">Hardo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26851" calcext:value-type="float">
            <text:p>126851</text:p>
          </table:table-cell>
          <table:table-cell office:value-type="float" office:value="85.43" calcext:value-type="float">
            <text:p>85.4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www.census2011.co.in/census/city/423-guntakal.html" xlink:type="simple">Guntakal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26270" calcext:value-type="float">
            <text:p>126270</text:p>
          </table:table-cell>
          <table:table-cell office:value-type="float" office:value="74.87" calcext:value-type="float">
            <text:p>74.8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www.census2011.co.in/census/city/298-pithampur.html" xlink:type="simple">Pithampur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26200" calcext:value-type="float">
            <text:p>126200</text:p>
          </table:table-cell>
          <table:table-cell office:value-type="float" office:value="80.92" calcext:value-type="float">
            <text:p>80.9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www.census2011.co.in/census/city/159-motihari.html" xlink:type="simple">Motihari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26158" calcext:value-type="float">
            <text:p>126158</text:p>
          </table:table-cell>
          <table:table-cell office:value-type="float" office:value="84.91" calcext:value-type="float">
            <text:p>84.9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www.census2011.co.in/census/city/73-dhaulpur.html" xlink:type="simple">Dhaulp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25989" calcext:value-type="float">
            <text:p>125989</text:p>
          </table:table-cell>
          <table:table-cell office:value-type="float" office:value="75.57" calcext:value-type="float">
            <text:p>75.5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www.census2011.co.in/census/city/400-srikakulam.html" xlink:type="simple">Srikakul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25939" calcext:value-type="float">
            <text:p>125939</text:p>
          </table:table-cell>
          <table:table-cell office:value-type="float" office:value="84.62" calcext:value-type="float">
            <text:p>84.6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www.census2011.co.in/census/city/206-nabadwip.html" xlink:type="simple">Nabadwip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5543" calcext:value-type="float">
            <text:p>125543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www.census2011.co.in/census/city/321-patan.html" xlink:type="simple">Patan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25497" calcext:value-type="float">
            <text:p>125497</text:p>
          </table:table-cell>
          <table:table-cell office:value-type="float" office:value="85.99" calcext:value-type="float">
            <text:p>85.9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a xlink:href="https://www.census2011.co.in/census/city/281-jagdalpur.html" xlink:type="simple">Jagdalpur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125463" calcext:value-type="float">
            <text:p>125463</text:p>
          </table:table-cell>
          <table:table-cell office:value-type="float" office:value="84.91" calcext:value-type="float">
            <text:p>84.9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a xlink:href="https://www.census2011.co.in/census/city/445-udupi.html" xlink:type="simple">Udupi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25306" calcext:value-type="float">
            <text:p>125306</text:p>
          </table:table-cell>
          <table:table-cell office:value-type="float" office:value="93.55" calcext:value-type="float">
            <text:p>93.5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a xlink:href="https://www.census2011.co.in/census/city/212-basirhat.html" xlink:type="simple">Basirhat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5254" calcext:value-type="float">
            <text:p>125254</text:p>
          </table:table-cell>
          <table:table-cell office:value-type="float" office:value="87.35" calcext:value-type="float">
            <text:p>87.3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s://www.census2011.co.in/census/city/289-damoh.html" xlink:type="simple">Damoh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25101" calcext:value-type="float">
            <text:p>125101</text:p>
          </table:table-cell>
          <table:table-cell office:value-type="float" office:value="86.18" calcext:value-type="float">
            <text:p>86.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s://www.census2011.co.in/census/city/221-halisahar.html" xlink:type="simple">Halisaha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4939" calcext:value-type="float">
            <text:p>124939</text:p>
          </table:table-cell>
          <table:table-cell office:value-type="float" office:value="88.36" calcext:value-type="float">
            <text:p>88.3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a xlink:href="https://www.census2011.co.in/census/city/33-jagadhri.html" xlink:type="simple">Jagadhri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24894" calcext:value-type="float">
            <text:p>124894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a xlink:href="https://www.census2011.co.in/census/city/242-rishra.html" xlink:type="simple">Rishr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4577" calcext:value-type="float">
            <text:p>124577</text:p>
          </table:table-cell>
          <table:table-cell office:value-type="float" office:value="87.89" calcext:value-type="float">
            <text:p>87.8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a xlink:href="https://www.census2011.co.in/census/city/493-kurichi.html" xlink:type="simple">Kurich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23667" calcext:value-type="float">
            <text:p>123667</text:p>
          </table:table-cell>
          <table:table-cell office:value-type="float" office:value="89.93" calcext:value-type="float">
            <text:p>89.9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s://www.census2011.co.in/census/city/183-dimapur.html" xlink:type="simple">Dimapur</text:a></text:p>
          </table:table-cell>
          <table:table-cell office:value-type="string" calcext:value-type="string">
            <text:p><text:a xlink:href="https://www.census2011.co.in/census/state/nagaland.html" xlink:type="simple">Nagaland</text:a></text:p>
          </table:table-cell>
          <table:table-cell office:value-type="float" office:value="122834" calcext:value-type="float">
            <text:p>122834</text:p>
          </table:table-cell>
          <table:table-cell office:value-type="float" office:value="86.03" calcext:value-type="float">
            <text:p>86.0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a xlink:href="https://www.census2011.co.in/census/city/319-palanpur.html" xlink:type="simple">Palanpur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22344" calcext:value-type="float">
            <text:p>122344</text:p>
          </table:table-cell>
          <table:table-cell office:value-type="float" office:value="84.46" calcext:value-type="float">
            <text:p>84.4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a xlink:href="https://www.census2011.co.in/census/city/425-dharmavaram.html" xlink:type="simple">Dharmavar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21874" calcext:value-type="float">
            <text:p>121874</text:p>
          </table:table-cell>
          <table:table-cell office:value-type="float" office:value="71.07" calcext:value-type="float">
            <text:p>71.0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a xlink:href="https://www.census2011.co.in/census/city/57-gokal-pur.html" xlink:type="simple">Gokal Pur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21870" calcext:value-type="float">
            <text:p>121870</text:p>
          </table:table-cell>
          <table:table-cell office:value-type="float" office:value="84.72" calcext:value-type="float">
            <text:p>84.7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s://www.census2011.co.in/census/city/25-kashipur.html" xlink:type="simple">Kashipur</text:a></text:p>
          </table:table-cell>
          <table:table-cell office:value-type="string" calcext:value-type="string">
            <text:p><text:a xlink:href="https://www.census2011.co.in/census/state/uttarakhand.html" xlink:type="simple">Uttarakhand</text:a></text:p>
          </table:table-cell>
          <table:table-cell office:value-type="float" office:value="121623" calcext:value-type="float">
            <text:p>121623</text:p>
          </table:table-cell>
          <table:table-cell office:value-type="float" office:value="82.45" calcext:value-type="float">
            <text:p>82.4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a xlink:href="https://www.census2011.co.in/census/city/211-ashokenagar-kalyangarh.html" xlink:type="simple">Ashokenagar Kalyangarh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1592" calcext:value-type="float">
            <text:p>121592</text:p>
          </table:table-cell>
          <table:table-cell office:value-type="float" office:value="91.99" calcext:value-type="float">
            <text:p>91.9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a xlink:href="https://www.census2011.co.in/census/city/240-baidyabati.html" xlink:type="simple">Baidyabat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1110" calcext:value-type="float">
            <text:p>121110</text:p>
          </table:table-cell>
          <table:table-cell office:value-type="float" office:value="88.26" calcext:value-type="float">
            <text:p>88.2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a xlink:href="https://www.census2011.co.in/census/city/76-sawai-madhopur.html" xlink:type="simple">Sawai Madhop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21106" calcext:value-type="float">
            <text:p>121106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a xlink:href="https://www.census2011.co.in/census/city/214-puruliya.html" xlink:type="simple">Puruliy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1067" calcext:value-type="float">
            <text:p>121067</text:p>
          </table:table-cell>
          <table:table-cell office:value-type="float" office:value="82.09" calcext:value-type="float">
            <text:p>82.0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a xlink:href="https://www.census2011.co.in/census/city/58-mandoli.html" xlink:type="simple">Mandoli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20417" calcext:value-type="float">
            <text:p>120417</text:p>
          </table:table-cell>
          <table:table-cell office:value-type="float" office:value="81.67" calcext:value-type="float">
            <text:p>81.6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a xlink:href="https://www.census2011.co.in/census/city/118-mainpuri.html" xlink:type="simple">Mainpur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20400" calcext:value-type="float">
            <text:p>120400</text:p>
          </table:table-cell>
          <table:table-cell office:value-type="float" office:value="84.26" calcext:value-type="float">
            <text:p>84.2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a xlink:href="https://www.census2011.co.in/census/city/220-kanchrapara.html" xlink:type="simple">Kanchrapar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0345" calcext:value-type="float">
            <text:p>120345</text:p>
          </table:table-cell>
          <table:table-cell office:value-type="float" office:value="90.06" calcext:value-type="float">
            <text:p>90.0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a xlink:href="https://www.census2011.co.in/census/city/384-satara.html" xlink:type="simple">Satara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20195" calcext:value-type="float">
            <text:p>120195</text:p>
          </table:table-cell>
          <table:table-cell office:value-type="float" office:value="92.17" calcext:value-type="float">
            <text:p>92.1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a xlink:href="https://www.census2011.co.in/census/city/67-churu.html" xlink:type="simple">Churu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19856" calcext:value-type="float">
            <text:p>119856</text:p>
          </table:table-cell>
          <table:table-cell office:value-type="float" office:value="74.23" calcext:value-type="float">
            <text:p>74.2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a xlink:href="https://www.census2011.co.in/census/city/466-madavaram.html" xlink:type="simple">Madavara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19105" calcext:value-type="float">
            <text:p>119105</text:p>
          </table:table-cell>
          <table:table-cell office:value-type="float" office:value="90.51" calcext:value-type="float">
            <text:p>90.5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a xlink:href="https://www.census2011.co.in/census/city/75-gangapur.html" xlink:type="simple">Gangap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19090" calcext:value-type="float">
            <text:p>119090</text:p>
          </table:table-cell>
          <table:table-cell office:value-type="float" office:value="79.12" calcext:value-type="float">
            <text:p>79.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s://www.census2011.co.in/census/city/195-dabgram.html" xlink:type="simple">Dabgram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19040" calcext:value-type="float">
            <text:p>119040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a xlink:href="https://www.census2011.co.in/census/city/193-darjiling.html" xlink:type="simple">Darjiling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18805" calcext:value-type="float">
            <text:p>118805</text:p>
          </table:table-cell>
          <table:table-cell office:value-type="float" office:value="93.85" calcext:value-type="float">
            <text:p>93.8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www.census2011.co.in/census/city/382-barshi.html" xlink:type="simple">Barsh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18722" calcext:value-type="float">
            <text:p>118722</text:p>
          </table:table-cell>
          <table:table-cell office:value-type="float" office:value="85.77" calcext:value-type="float">
            <text:p>85.7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s://www.census2011.co.in/census/city/155-etah.html" xlink:type="simple">Etah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8517" calcext:value-type="float">
            <text:p>118517</text:p>
          </table:table-cell>
          <table:table-cell office:value-type="float" office:value="84.55" calcext:value-type="float">
            <text:p>84.5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a xlink:href="https://www.census2011.co.in/census/city/69-jhunjhunun.html" xlink:type="simple">Jhunjhunun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18473" calcext:value-type="float">
            <text:p>118473</text:p>
          </table:table-cell>
          <table:table-cell office:value-type="float" office:value="73.58" calcext:value-type="float">
            <text:p>73.5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a xlink:href="https://www.census2011.co.in/census/city/446-chikmagalur.html" xlink:type="simple">Chikmagalur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18401" calcext:value-type="float">
            <text:p>118401</text:p>
          </table:table-cell>
          <table:table-cell office:value-type="float" office:value="90.25" calcext:value-type="float">
            <text:p>90.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a xlink:href="https://www.census2011.co.in/census/city/327-jetpur-navagadh.html" xlink:type="simple">Jetpur Navagadh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18302" calcext:value-type="float">
            <text:p>118302</text:p>
          </table:table-cell>
          <table:table-cell office:value-type="float" office:value="82.12" calcext:value-type="float">
            <text:p>82.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a xlink:href="https://www.census2011.co.in/census/city/27-roorkee.html" xlink:type="simple">Roorkee</text:a></text:p>
          </table:table-cell>
          <table:table-cell office:value-type="string" calcext:value-type="string">
            <text:p><text:a xlink:href="https://www.census2011.co.in/census/state/uttarakhand.html" xlink:type="simple">Uttarakhand</text:a></text:p>
          </table:table-cell>
          <table:table-cell office:value-type="float" office:value="118200" calcext:value-type="float">
            <text:p>118200</text:p>
          </table:table-cell>
          <table:table-cell office:value-type="float" office:value="89.48" calcext:value-type="float">
            <text:p>89.4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a xlink:href="https://www.census2011.co.in/census/city/409-gudivada.html" xlink:type="simple">Gudivada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18167" calcext:value-type="float">
            <text:p>118167</text:p>
          </table:table-cell>
          <table:table-cell office:value-type="float" office:value="81.64" calcext:value-type="float">
            <text:p>81.6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a xlink:href="https://www.census2011.co.in/census/city/267-baleshwar.html" xlink:type="simple">Baleshwar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118162" calcext:value-type="float">
            <text:p>118162</text:p>
          </table:table-cell>
          <table:table-cell office:value-type="float" office:value="88.09" calcext:value-type="float">
            <text:p>88.0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a xlink:href="https://www.census2011.co.in/census/city/91-baran.html" xlink:type="simple">Baran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17992" calcext:value-type="float">
            <text:p>117992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s://www.census2011.co.in/census/city/305-hoshangabad.html" xlink:type="simple">Hoshangabad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17988" calcext:value-type="float">
            <text:p>117988</text:p>
          </table:table-cell>
          <table:table-cell office:value-type="float" office:value="87.01" calcext:value-type="float">
            <text:p>87.0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s://www.census2011.co.in/census/city/188-nagaon.html" xlink:type="simple">Nagaon</text:a></text:p>
          </table:table-cell>
          <table:table-cell office:value-type="string" calcext:value-type="string">
            <text:p><text:a xlink:href="https://www.census2011.co.in/census/state/assam.html" xlink:type="simple">Assam</text:a></text:p>
          </table:table-cell>
          <table:table-cell office:value-type="float" office:value="117722" calcext:value-type="float">
            <text:p>117722</text:p>
          </table:table-cell>
          <table:table-cell office:value-type="float" office:value="89.15" calcext:value-type="float">
            <text:p>89.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s://www.census2011.co.in/census/city/484-pudukkottai.html" xlink:type="simple">Pudukkotta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17630" calcext:value-type="float">
            <text:p>117630</text:p>
          </table:table-cell>
          <table:table-cell office:value-type="float" office:value="91.35" calcext:value-type="float">
            <text:p>91.3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a xlink:href="https://www.census2011.co.in/census/city/388-adilabad.html" xlink:type="simple">Adilabad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17167" calcext:value-type="float">
            <text:p>117167</text:p>
          </table:table-cell>
          <table:table-cell office:value-type="float" office:value="78.74" calcext:value-type="float">
            <text:p>78.7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a xlink:href="https://www.census2011.co.in/census/city/491-hosur.html" xlink:type="simple">Hosur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16821" calcext:value-type="float">
            <text:p>116821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a xlink:href="https://www.census2011.co.in/census/city/15-muktsar.html" xlink:type="simple">Muktsar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16747" calcext:value-type="float">
            <text:p>116747</text:p>
          </table:table-cell>
          <table:table-cell office:value-type="float" office:value="76.49" calcext:value-type="float">
            <text:p>76.4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a xlink:href="https://www.census2011.co.in/census/city/356-yavatmal.html" xlink:type="simple">Yavatmal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16551" calcext:value-type="float">
            <text:p>116551</text:p>
          </table:table-cell>
          <table:table-cell office:value-type="float" office:value="91.95" calcext:value-type="float">
            <text:p>91.9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a xlink:href="https://www.census2011.co.in/census/city/226-titagarh.html" xlink:type="simple">Titagarh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16541" calcext:value-type="float">
            <text:p>116541</text:p>
          </table:table-cell>
          <table:table-cell office:value-type="float" office:value="80.13" calcext:value-type="float">
            <text:p>80.1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a xlink:href="https://www.census2011.co.in/census/city/21-barnala.html" xlink:type="simple">Barnal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16449" calcext:value-type="float">
            <text:p>116449</text:p>
          </table:table-cell>
          <table:table-cell office:value-type="float" office:value="78.42" calcext:value-type="float">
            <text:p>78.4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a xlink:href="https://www.census2011.co.in/census/city/89-chittaurgarh.html" xlink:type="simple">Chittaurgarh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16406" calcext:value-type="float">
            <text:p>116406</text:p>
          </table:table-cell>
          <table:table-cell office:value-type="float" office:value="84.06" calcext:value-type="float">
            <text:p>84.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a xlink:href="https://www.census2011.co.in/census/city/411-narasaraopet.html" xlink:type="simple">Narasaraopet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16250" calcext:value-type="float">
            <text:p>116250</text:p>
          </table:table-cell>
          <table:table-cell office:value-type="float" office:value="79.59" calcext:value-type="float">
            <text:p>79.5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a xlink:href="https://www.census2011.co.in/census/city/233-dum-dum.html" xlink:type="simple">Dum Dum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14786" calcext:value-type="float">
            <text:p>114786</text:p>
          </table:table-cell>
          <table:table-cell office:value-type="float" office:value="91.99" calcext:value-type="float">
            <text:p>91.9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a xlink:href="https://www.census2011.co.in/census/city/144-basti.html" xlink:type="simple">Bast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4657" calcext:value-type="float">
            <text:p>114657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a xlink:href="https://www.census2011.co.in/census/city/341-valsad.html" xlink:type="simple">Valsad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14636" calcext:value-type="float">
            <text:p>114636</text:p>
          </table:table-cell>
          <table:table-cell office:value-type="float" office:value="91.18" calcext:value-type="float">
            <text:p>91.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a xlink:href="https://www.census2011.co.in/census/city/473-ambur.html" xlink:type="simple">Ambur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14608" calcext:value-type="float">
            <text:p>114608</text:p>
          </table:table-cell>
          <table:table-cell office:value-type="float" office:value="86.02" calcext:value-type="float">
            <text:p>86.0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a xlink:href="https://www.census2011.co.in/census/city/253-giridih.html" xlink:type="simple">Giridih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114533" calcext:value-type="float">
            <text:p>114533</text:p>
          </table:table-cell>
          <table:table-cell office:value-type="float" office:value="84.71" calcext:value-type="float">
            <text:p>84.7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a xlink:href="https://www.census2011.co.in/census/city/98-chandausi.html" xlink:type="simple">Chandaus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4383" calcext:value-type="float">
            <text:p>114383</text:p>
          </table:table-cell>
          <table:table-cell office:value-type="float" office:value="70.96" calcext:value-type="float">
            <text:p>70.9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a xlink:href="https://www.census2011.co.in/census/city/143-gonda.html" xlink:type="simple">Gond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4046" calcext:value-type="float">
            <text:p>114046</text:p>
          </table:table-cell>
          <table:table-cell office:value-type="float" office:value="80.28" calcext:value-type="float">
            <text:p>80.2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s://www.census2011.co.in/census/city/245-bally-town.html" xlink:type="simple">Bally Town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13377" calcext:value-type="float">
            <text:p>113377</text:p>
          </table:table-cell>
          <table:table-cell office:value-type="float" office:value="89.28" calcext:value-type="float">
            <text:p>89.2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s://www.census2011.co.in/census/city/315-kalol.html" xlink:type="simple">Kalol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13153" calcext:value-type="float">
            <text:p>113153</text:p>
          </table:table-cell>
          <table:table-cell office:value-type="float" office:value="87.6" calcext:value-type="float">
            <text:p>87.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a xlink:href="https://www.census2011.co.in/census/city/158-bagaha.html" xlink:type="simple">Bagaha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12634" calcext:value-type="float">
            <text:p>112634</text:p>
          </table:table-cell>
          <table:table-cell office:value-type="float" office:value="59.84" calcext:value-type="float">
            <text:p>59.8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s://www.census2011.co.in/census/city/273-ambikapur.html" xlink:type="simple">Ambikapur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112449" calcext:value-type="float">
            <text:p>112449</text:p>
          </table:table-cell>
          <table:table-cell office:value-type="float" office:value="88.29" calcext:value-type="float">
            <text:p>88.2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a xlink:href="https://www.census2011.co.in/census/city/349-achalpur.html" xlink:type="simple">Achalpu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12311" calcext:value-type="float">
            <text:p>112311</text:p>
          </table:table-cell>
          <table:table-cell office:value-type="float" office:value="91.48" calcext:value-type="float">
            <text:p>91.4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a xlink:href="https://www.census2011.co.in/census/city/326-gondal.html" xlink:type="simple">Gondal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12197" calcext:value-type="float">
            <text:p>112197</text:p>
          </table:table-cell>
          <table:table-cell office:value-type="float" office:value="84.26" calcext:value-type="float">
            <text:p>84.2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a xlink:href="https://www.census2011.co.in/census/city/431-bagalkot.html" xlink:type="simple">Bagalkot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11933" calcext:value-type="float">
            <text:p>111933</text:p>
          </table:table-cell>
          <table:table-cell office:value-type="float" office:value="85.4" calcext:value-type="float">
            <text:p>85.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a xlink:href="https://www.census2011.co.in/census/city/381-osmanabad.html" xlink:type="simple">Osmanabad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11825" calcext:value-type="float">
            <text:p>11182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a xlink:href="https://www.census2011.co.in/census/city/140-akbarpur.html" xlink:type="simple">Akbar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1447" calcext:value-type="float">
            <text:p>111447</text:p>
          </table:table-cell>
          <table:table-cell office:value-type="float" office:value="74.49" calcext:value-type="float">
            <text:p>74.4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a xlink:href="https://www.census2011.co.in/census/city/238-champdani.html" xlink:type="simple">Champdan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11251" calcext:value-type="float">
            <text:p>111251</text:p>
          </table:table-cell>
          <table:table-cell office:value-type="float" office:value="81.89" calcext:value-type="float">
            <text:p>81.8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a xlink:href="https://www.census2011.co.in/census/city/320-deesa.html" xlink:type="simple">Deesa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11160" calcext:value-type="float">
            <text:p>111160</text:p>
          </table:table-cell>
          <table:table-cell office:value-type="float" office:value="80.03" calcext:value-type="float">
            <text:p>80.0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s://www.census2011.co.in/census/city/111-khurja.html" xlink:type="simple">Khurj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1062" calcext:value-type="float">
            <text:p>111062</text:p>
          </table:table-cell>
          <table:table-cell office:value-type="float" office:value="65.61" calcext:value-type="float">
            <text:p>65.6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a xlink:href="https://www.census2011.co.in/census/city/344-nandurbar.html" xlink:type="simple">Nandurba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11037" calcext:value-type="float">
            <text:p>111037</text:p>
          </table:table-cell>
          <table:table-cell office:value-type="float" office:value="88.09" calcext:value-type="float">
            <text:p>88.0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a xlink:href="https://www.census2011.co.in/census/city/147-azamgarh.html" xlink:type="simple">Azamgarh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0983" calcext:value-type="float">
            <text:p>110983</text:p>
          </table:table-cell>
          <table:table-cell office:value-type="float" office:value="85.23" calcext:value-type="float">
            <text:p>85.2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a xlink:href="https://www.census2011.co.in/census/city/151-ghazipur.html" xlink:type="simple">Ghazi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0587" calcext:value-type="float">
            <text:p>110587</text:p>
          </table:table-cell>
          <table:table-cell office:value-type="float" office:value="84.27" calcext:value-type="float">
            <text:p>84.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a xlink:href="https://www.census2011.co.in/census/city/62-delhi-cantonment.html" xlink:type="simple">Delhi Cantonment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10351" calcext:value-type="float">
            <text:p>110351</text:p>
          </table:table-cell>
          <table:table-cell office:value-type="float" office:value="89.82" calcext:value-type="float">
            <text:p>89.8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a xlink:href="https://www.census2011.co.in/census/city/13-firozpur.html" xlink:type="simple">Firozpur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10313" calcext:value-type="float">
            <text:p>110313</text:p>
          </table:table-cell>
          <table:table-cell office:value-type="float" office:value="79.12" calcext:value-type="float">
            <text:p>79.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a xlink:href="https://www.census2011.co.in/census/city/266-baripada.html" xlink:type="simple">Baripada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109743" calcext:value-type="float">
            <text:p>109743</text:p>
          </table:table-cell>
          <table:table-cell office:value-type="float" office:value="88.52" calcext:value-type="float">
            <text:p>88.5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a xlink:href="https://www.census2011.co.in/census/city/152-mughalsarai.html" xlink:type="simple">Mughalsara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9650" calcext:value-type="float">
            <text:p>109650</text:p>
          </table:table-cell>
          <table:table-cell office:value-type="float" office:value="81.17" calcext:value-type="float">
            <text:p>81.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<text:a xlink:href="https://www.census2011.co.in/census/city/2-anantnag.html" xlink:type="simple">Anantnag</text:a></text:p>
          </table:table-cell>
          <table:table-cell office:value-type="string" calcext:value-type="string">
            <text:p><text:a xlink:href="https://www.census2011.co.in/census/state/jammu+and+kashmir.html" xlink:type="simple">Jammu and Kashmir</text:a></text:p>
          </table:table-cell>
          <table:table-cell office:value-type="float" office:value="109433" calcext:value-type="float">
            <text:p>109433</text:p>
          </table:table-cell>
          <table:table-cell office:value-type="float" office:value="76.17" calcext:value-type="float">
            <text:p>76.1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a xlink:href="https://www.census2011.co.in/census/city/303-sehore.html" xlink:type="simple">Sehore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8909" calcext:value-type="float">
            <text:p>108909</text:p>
          </table:table-cell>
          <table:table-cell office:value-type="float" office:value="84.36" calcext:value-type="float">
            <text:p>84.3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s://www.census2011.co.in/census/city/209-bongaon.html" xlink:type="simple">Bongaon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08864" calcext:value-type="float">
            <text:p>108864</text:p>
          </table:table-cell>
          <table:table-cell office:value-type="float" office:value="89.7" calcext:value-type="float">
            <text:p>89.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a xlink:href="https://www.census2011.co.in/census/city/132-kanpur-cantonment.html" xlink:type="simple">Kanpur Cantonment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8534" calcext:value-type="float">
            <text:p>108534</text:p>
          </table:table-cell>
          <table:table-cell office:value-type="float" office:value="78.72" calcext:value-type="float">
            <text:p>78.7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<text:a xlink:href="https://www.census2011.co.in/census/city/227-khardaha.html" xlink:type="simple">Khardah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08496" calcext:value-type="float">
            <text:p>108496</text:p>
          </table:table-cell>
          <table:table-cell office:value-type="float" office:value="94.37" calcext:value-type="float">
            <text:p>94.3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<text:a xlink:href="https://www.census2011.co.in/census/city/424-tadpatri.html" xlink:type="simple">Tadpatri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08171" calcext:value-type="float">
            <text:p>108171</text:p>
          </table:table-cell>
          <table:table-cell office:value-type="float" office:value="71.39" calcext:value-type="float">
            <text:p>71.3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<text:a xlink:href="https://www.census2011.co.in/census/city/497-port-blair.html" xlink:type="simple">Port Blair</text:a></text:p>
          </table:table-cell>
          <table:table-cell office:value-type="string" calcext:value-type="string">
            <text:p><text:a xlink:href="https://www.census2011.co.in/census/state/andaman+and+nicobar+islands.html" xlink:type="simple">Andaman and Nicobar Islands</text:a></text:p>
          </table:table-cell>
          <table:table-cell office:value-type="float" office:value="108058" calcext:value-type="float">
            <text:p>108058</text:p>
          </table:table-cell>
          <table:table-cell office:value-type="float" office:value="90.28" calcext:value-type="float">
            <text:p>90.2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a xlink:href="https://www.census2011.co.in/census/city/141-sultanpur.html" xlink:type="simple">Sultan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7640" calcext:value-type="float">
            <text:p>107640</text:p>
          </table:table-cell>
          <table:table-cell office:value-type="float" office:value="87.59" calcext:value-type="float">
            <text:p>87.5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a xlink:href="https://www.census2011.co.in/census/city/268-bhadrak.html" xlink:type="simple">Bhadrak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107463" calcext:value-type="float">
            <text:p>107463</text:p>
          </table:table-cell>
          <table:table-cell office:value-type="float" office:value="79.49" calcext:value-type="float">
            <text:p>79.4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a xlink:href="https://www.census2011.co.in/census/city/117-shikohabad.html" xlink:type="simple">Shikohabad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7404" calcext:value-type="float">
            <text:p>107404</text:p>
          </table:table-cell>
          <table:table-cell office:value-type="float" office:value="80.03" calcext:value-type="float">
            <text:p>80.0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a xlink:href="https://www.census2011.co.in/census/city/194-jalpaiguri.html" xlink:type="simple">Jalpaigur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07341" calcext:value-type="float">
            <text:p>107341</text:p>
          </table:table-cell>
          <table:table-cell office:value-type="float" office:value="90.64" calcext:value-type="float">
            <text:p>90.6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a xlink:href="https://www.census2011.co.in/census/city/94-shamli.html" xlink:type="simple">Shaml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7266" calcext:value-type="float">
            <text:p>107266</text:p>
          </table:table-cell>
          <table:table-cell office:value-type="float" office:value="80.32" calcext:value-type="float">
            <text:p>80.3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a xlink:href="https://www.census2011.co.in/census/city/485-karaikkudi.html" xlink:type="simple">Karaikkud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06714" calcext:value-type="float">
            <text:p>106714</text:p>
          </table:table-cell>
          <table:table-cell office:value-type="float" office:value="90.49" calcext:value-type="float">
            <text:p>90.4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a xlink:href="https://www.census2011.co.in/census/city/300-khargone.html" xlink:type="simple">Khargone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6454" calcext:value-type="float">
            <text:p>106454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<text:a xlink:href="https://www.census2011.co.in/census/city/351-wardha.html" xlink:type="simple">Wardha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06444" calcext:value-type="float">
            <text:p>106444</text:p>
          </table:table-cell>
          <table:table-cell office:value-type="float" office:value="93.77" calcext:value-type="float">
            <text:p>93.7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<text:a xlink:href="https://www.census2011.co.in/census/city/438-ranibennur.html" xlink:type="simple">Ranibennur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06406" calcext:value-type="float">
            <text:p>106406</text:p>
          </table:table-cell>
          <table:table-cell office:value-type="float" office:value="85.97" calcext:value-type="float">
            <text:p>85.9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www.census2011.co.in/census/city/160-kishanganj.html" xlink:type="simple">Kishanganj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05782" calcext:value-type="float">
            <text:p>105782</text:p>
          </table:table-cell>
          <table:table-cell office:value-type="float" office:value="73.46" calcext:value-type="float">
            <text:p>73.4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a xlink:href="https://www.census2011.co.in/census/city/479-neyveli.html" xlink:type="simple">Neyvel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05731" calcext:value-type="float">
            <text:p>105731</text:p>
          </table:table-cell>
          <table:table-cell office:value-type="float" office:value="90.42" calcext:value-type="float">
            <text:p>90.4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a xlink:href="https://www.census2011.co.in/census/city/332-amreli.html" xlink:type="simple">Amreli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05573" calcext:value-type="float">
            <text:p>105573</text:p>
          </table:table-cell>
          <table:table-cell office:value-type="float" office:value="88.29" calcext:value-type="float">
            <text:p>88.2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<text:a xlink:href="https://www.census2011.co.in/census/city/395-suryapet.html" xlink:type="simple">Suryapet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05531" calcext:value-type="float">
            <text:p>105531</text:p>
          </table:table-cell>
          <table:table-cell office:value-type="float" office:value="83.09" calcext:value-type="float">
            <text:p>83.0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s://www.census2011.co.in/census/city/435-gangawati.html" xlink:type="simple">Gangawati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05529" calcext:value-type="float">
            <text:p>105529</text:p>
          </table:table-cell>
          <table:table-cell office:value-type="float" office:value="75.43" calcext:value-type="float">
            <text:p>75.4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<text:a xlink:href="https://www.census2011.co.in/census/city/74-hindaun.html" xlink:type="simple">Hindaun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05452" calcext:value-type="float">
            <text:p>105452</text:p>
          </table:table-cell>
          <table:table-cell office:value-type="float" office:value="75.31" calcext:value-type="float">
            <text:p>75.3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a xlink:href="https://www.census2011.co.in/census/city/172-jamalpur.html" xlink:type="simple">Jamalpur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05434" calcext:value-type="float">
            <text:p>105434</text:p>
          </table:table-cell>
          <table:table-cell office:value-type="float" office:value="86.46" calcext:value-type="float">
            <text:p>86.4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a xlink:href="https://www.census2011.co.in/census/city/71-bhiwadi.html" xlink:type="simple">Bhiwadi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04921" calcext:value-type="float">
            <text:p>104921</text:p>
          </table:table-cell>
          <table:table-cell office:value-type="float" office:value="79.84" calcext:value-type="float">
            <text:p>79.8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<text:a xlink:href="https://www.census2011.co.in/census/city/149-ballia.html" xlink:type="simple">Balli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4424" calcext:value-type="float">
            <text:p>104424</text:p>
          </table:table-cell>
          <table:table-cell office:value-type="float" office:value="83.33" calcext:value-type="float">
            <text:p>83.3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<text:a xlink:href="https://www.census2011.co.in/census/city/235-bansberia.html" xlink:type="simple">Bansberi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03920" calcext:value-type="float">
            <text:p>103920</text:p>
          </table:table-cell>
          <table:table-cell office:value-type="float" office:value="85.05" calcext:value-type="float">
            <text:p>85.0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a xlink:href="https://www.census2011.co.in/census/city/405-tadepalligudem.html" xlink:type="simple">Tadepalligude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03906" calcext:value-type="float">
            <text:p>103906</text:p>
          </table:table-cell>
          <table:table-cell office:value-type="float" office:value="82.69" calcext:value-type="float">
            <text:p>82.6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a xlink:href="https://www.census2011.co.in/census/city/397-miryalaguda.html" xlink:type="simple">Miryalaguda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03817" calcext:value-type="float">
            <text:p>103817</text:p>
          </table:table-cell>
          <table:table-cell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<text:a xlink:href="https://www.census2011.co.in/census/city/102-baraut.html" xlink:type="simple">Baraut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3764" calcext:value-type="float">
            <text:p>103764</text:p>
          </table:table-cell>
          <table:table-cell office:value-type="float" office:value="76.65" calcext:value-type="float">
            <text:p>76.6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a xlink:href="https://www.census2011.co.in/census/city/380-udgir.html" xlink:type="simple">Udgi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03550" calcext:value-type="float">
            <text:p>103550</text:p>
          </table:table-cell>
          <table:table-cell office:value-type="float" office:value="84.25" calcext:value-type="float">
            <text:p>84.2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<text:a xlink:href="https://www.census2011.co.in/census/city/304-betul.html" xlink:type="simple">Betul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3330" calcext:value-type="float">
            <text:p>103330</text:p>
          </table:table-cell>
          <table:table-cell office:value-type="float" office:value="89.28" calcext:value-type="float">
            <text:p>89.2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<text:a xlink:href="https://www.census2011.co.in/census/city/86-bundi.html" xlink:type="simple">Bundi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03286" calcext:value-type="float">
            <text:p>103286</text:p>
          </table:table-cell>
          <table:table-cell office:value-type="float" office:value="82.04" calcext:value-type="float">
            <text:p>82.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a xlink:href="https://www.census2011.co.in/census/city/182-jehanabad.html" xlink:type="simple">Jehanabad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03202" calcext:value-type="float">
            <text:p>103202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a xlink:href="https://www.census2011.co.in/census/city/30-ambala-sadar.html" xlink:type="simple">Ambala Sadar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03093" calcext:value-type="float">
            <text:p>103093</text:p>
          </table:table-cell>
          <table:table-cell office:value-type="float" office:value="88.46" calcext:value-type="float">
            <text:p>88.4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a xlink:href="https://www.census2011.co.in/census/city/481-nagapattinam.html" xlink:type="simple">Nagapattina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02905" calcext:value-type="float">
            <text:p>102905</text:p>
          </table:table-cell>
          <table:table-cell office:value-type="float" office:value="89.02" calcext:value-type="float">
            <text:p>89.0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a xlink:href="https://www.census2011.co.in/census/city/79-nagaur.html" xlink:type="simple">Naga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02872" calcext:value-type="float">
            <text:p>102872</text:p>
          </table:table-cell>
          <table:table-cell office:value-type="float" office:value="70.68" calcext:value-type="float">
            <text:p>70.6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a xlink:href="https://www.census2011.co.in/census/city/177-buxar.html" xlink:type="simple">Buxar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02861" calcext:value-type="float">
            <text:p>102861</text:p>
          </table:table-cell>
          <table:table-cell office:value-type="float" office:value="83.82" calcext:value-type="float">
            <text:p>83.8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a xlink:href="https://www.census2011.co.in/census/city/309-seoni.html" xlink:type="simple">Seoni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2343" calcext:value-type="float">
            <text:p>102343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a xlink:href="https://www.census2011.co.in/census/city/180-aurangabad.html" xlink:type="simple">Aurangabad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02244" calcext:value-type="float">
            <text:p>102244</text:p>
          </table:table-cell>
          <table:table-cell office:value-type="float" office:value="86.03" calcext:value-type="float">
            <text:p>86.0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<text:a xlink:href="https://www.census2011.co.in/census/city/109-greater-noida.html" xlink:type="simple">Greater Noid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2054" calcext:value-type="float">
            <text:p>102054</text:p>
          </table:table-cell>
          <table:table-cell office:value-type="float" office:value="86.47" calcext:value-type="float">
            <text:p>86.4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a xlink:href="https://www.census2011.co.in/census/city/352-hinganghat.html" xlink:type="simple">Hinganghat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01805" calcext:value-type="float">
            <text:p>101805</text:p>
          </table:table-cell>
          <table:table-cell office:value-type="float" office:value="93.25" calcext:value-type="float">
            <text:p>93.2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<text:a xlink:href="https://www.census2011.co.in/census/city/68-sujangarh.html" xlink:type="simple">Sujangarh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01523" calcext:value-type="float">
            <text:p>101523</text:p>
          </table:table-cell>
          <table:table-cell office:value-type="float" office:value="73.33" calcext:value-type="float">
            <text:p>73.3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a xlink:href="https://www.census2011.co.in/census/city/237-bhadreswar.html" xlink:type="simple">Bhadreswa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01477" calcext:value-type="float">
            <text:p>101477</text:p>
          </table:table-cell>
          <table:table-cell office:value-type="float" office:value="86.51" calcext:value-type="float">
            <text:p>86.5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s://www.census2011.co.in/census/city/413-chilakaluripet.html" xlink:type="simple">Chilakaluripet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01398" calcext:value-type="float">
            <text:p>101398</text:p>
          </table:table-cell>
          <table:table-cell office:value-type="float" office:value="71.54" calcext:value-type="float">
            <text:p>71.5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<text:a xlink:href="https://www.census2011.co.in/census/city/156-kasganj.html" xlink:type="simple">Kasganj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1277" calcext:value-type="float">
            <text:p>101277</text:p>
          </table:table-cell>
          <table:table-cell office:value-type="float" office:value="77.36" calcext:value-type="float">
            <text:p>77.3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a xlink:href="https://www.census2011.co.in/census/city/216-kalyani.html" xlink:type="simple">Kalyan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00575" calcext:value-type="float">
            <text:p>100575</text:p>
          </table:table-cell>
          <table:table-cell office:value-type="float" office:value="87.9" calcext:value-type="float">
            <text:p>87.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<text:a xlink:href="https://www.census2011.co.in/census/city/498-gangtok.html" xlink:type="simple">Gangtok</text:a></text:p>
          </table:table-cell>
          <table:table-cell office:value-type="string" calcext:value-type="string">
            <text:p><text:a xlink:href="https://www.census2011.co.in/census/state/sikkim.html" xlink:type="simple">Sikkim</text:a></text:p>
          </table:table-cell>
          <table:table-cell office:value-type="float" office:value="100286" calcext:value-type="float">
            <text:p>100286</text:p>
          </table:table-cell>
          <table:table-cell office:value-type="float" office:value="89.33" calcext:value-type="float">
            <text:p>89.3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a xlink:href="https://www.census2011.co.in/census/city/285-datia.html" xlink:type="simple">Dati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0284" calcext:value-type="float">
            <text:p>100284</text:p>
          </table:table-cell>
          <table:table-cell office:value-type="float" office:value="80.56" calcext:value-type="float">
            <text:p>80.5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a xlink:href="https://www.census2011.co.in/census/city/295-nagda.html" xlink:type="simple">Nagd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0039" calcext:value-type="float">
            <text:p>100039</text:p>
          </table:table-cell>
          <table:table-cell office:value-type="float" office:value="80.71" calcext:value-type="float">
            <text:p>80.7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<text:a xlink:href="https://www.census2011.co.in/census/city/88-banswara.html" xlink:type="simple">Banswara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99969" calcext:value-type="float">
            <text:p>99969</text:p>
          </table:table-cell>
          <table:table-cell office:value-type="float" office:value="85.72" calcext:value-type="float">
            <text:p>85.7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a xlink:href="https://www.census2011.co.in/census/city/7-kapurthala.html" xlink:type="simple">Kapurthal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98916" calcext:value-type="float">
            <text:p>98916</text:p>
          </table:table-cell>
          <table:table-cell office:value-type="float" office:value="85.08" calcext:value-type="float">
            <text:p>85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nish Kumar Mishra</meta:initial-creator>
    <meta:creation-date>2021-06-15T07:13:07.018255216</meta:creation-date>
    <dc:date>2021-06-15T07:14:13.686258938</dc:date>
    <dc:creator>Manish Kumar Mishra</dc:creator>
    <meta:editing-duration>PT1M10S</meta:editing-duration>
    <meta:editing-cycles>1</meta:editing-cycles>
    <meta:document-statistic meta:table-count="1" meta:cell-count="2495" meta:object-count="0"/>
    <meta:generator>LibreOffice/6.4.7.2$Linux_X86_64 LibreOffice_project/40$Build-2</meta:generator>
  </office:meta>
</office:document-meta>
</file>